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292.36mm"/>
    </style:style>
    <style:style style:name="co3" style:family="table-column">
      <style:table-column-properties fo:break-before="auto" style:column-width="53.98mm"/>
    </style:style>
    <style:style style:name="co4" style:family="table-column">
      <style:table-column-properties fo:break-before="auto" style:column-width="18.52mm"/>
    </style:style>
    <style:style style:name="co5" style:family="table-column">
      <style:table-column-properties fo:break-before="auto" style:column-width="17.73mm"/>
    </style:style>
    <style:style style:name="co6" style:family="table-column">
      <style:table-column-properties fo:break-before="auto" style:column-width="100.28mm"/>
    </style:style>
    <style:style style:name="co7" style:family="table-column">
      <style:table-column-properties fo:break-before="auto" style:column-width="56.62mm"/>
    </style:style>
    <style:style style:name="co8" style:family="table-column">
      <style:table-column-properties fo:break-before="auto" style:column-width="56.8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2.68mm" fo:break-before="auto" style:use-optimal-row-height="true"/>
    </style:style>
    <style:style style:name="ro4" style:family="table-row">
      <style:table-row-properties style:row-height="12.44mm" fo:break-before="auto" style:use-optimal-row-height="true"/>
    </style:style>
    <style:style style:name="ro5" style:family="table-row">
      <style:table-row-properties style:row-height="16.4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audio">
      <style:table-properties table:display="true" style:writing-mode="lr-tb"/>
    </style:style>
    <style:style style:name="ta2" style:family="table" style:master-page-name="PageStyle_5f_lipreading">
      <style:table-properties table:display="true" style:writing-mode="lr-tb"/>
    </style:style>
    <style:style style:name="ta3" style:family="table" style:master-page-name="PageStyle_5f_combined">
      <style:table-properties table:display="true" style:writing-mode="lr-tb"/>
    </style:style>
    <style:style style:name="ta4" style:family="table" style:master-page-name="PageStyle_5f_combined_5f_whiteNoise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10">
      <style:table-cell-properties style:rotation-align="none"/>
    </style:style>
    <style:style style:name="ce4" style:family="table-cell" style:parent-style-name="Default" style:data-style-name="N2">
      <style:table-cell-properties style:rotation-align="non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udio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preading" table:style-name="ta2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bined" table:style-name="ta3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014" table:default-cell-style-name="ce1"/>
        <table:table-row table:style-name="ro2">
          <table:table-cell office:value-type="string" calcext:value-type="string">
            <text:p>Network Path</text:p>
          </table:table-cell>
          <table:table-cell office:value-type="string" calcext:value-type="string">
            <text:p>Network 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etwork Name</text:p>
          </table:table-cell>
          <table:table-cell office:value-type="string" calcext:value-type="string">
            <text:p>Noise Type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est Top 3 Accuracy</text:p>
          </table:table-cell>
          <table:table-cell table:style-name="Default" table:number-columns-repeated="7"/>
          <table:table-cell table:number-columns-repeated="1008"/>
        </table:table-row>
        <table:table-row table:style-name="ro3">
          <table:table-cell office:value-type="string" calcext:value-type="string">
            <text:p>/home/matthijs/TCDTIMIT/combinedSR/TCDTIMIT/results/CNN_LSTM/lipspeakers/RNN__2_LSTMLayer256_256_nbMFCC39_bidirectional__CNN_google_conv_lipRNN_256_256__allowSubnetTraining__FC_512_512_512__TCDTIMIT_lipspeakers</text:p>
          </table:table-cell>
          <table:table-cell office:value-type="string" calcext:value-type="string">
            <text:p>RNN__2_LSTMLayer256_256_nbMFCC39_bidirectional__CNN_google_conv_lipRNN_256_256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ce2" office:value-type="string" calcext:value-type="string">
            <text:p>Audio (RF)</text:p>
            <text:p>Lip (RF) : CNN (RF) + LSTM</text:p>
            <text:p>AllowSubNetTraining</text:p>
          </table:table-cell>
          <table:table-cell office:value-type="string" calcext:value-type="string">
            <text:p>_Noisewhite_0</text:p>
          </table:table-cell>
          <table:table-cell table:style-name="ce4" office:value-type="float" office:value="4.50591134302544" calcext:value-type="float">
            <text:p>4,51</text:p>
          </table:table-cell>
          <table:table-cell table:style-name="ce4" office:value-type="float" office:value="31.1680449809863" calcext:value-type="float">
            <text:p>31,17</text:p>
          </table:table-cell>
          <table:table-cell table:style-name="ce4" office:value-type="float" office:value="52.240430811397" calcext:value-type="float">
            <text:p>52,24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_CNN_google_conv_lipRNN_256_256__allowSubnetTraining__FC_512_512_512__TCDTIMIT_lipspeakers</text:p>
          </table:table-cell>
          <table:table-cell office:value-type="string" calcext:value-type="string">
            <text:p>RNN__2_LSTMLayer256_256_nbMFCC39_bidirectional__CNN_google_conv_lipRNN_256_256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Default"/>
          <table:table-cell office:value-type="string" calcext:value-type="string">
            <text:p>_Noisewhite_-3</text:p>
          </table:table-cell>
          <table:table-cell table:style-name="ce4" office:value-type="float" office:value="4.21182054461855" calcext:value-type="float">
            <text:p>4,21</text:p>
          </table:table-cell>
          <table:table-cell table:style-name="ce4" office:value-type="float" office:value="35.2467342695116" calcext:value-type="float">
            <text:p>35,25</text:p>
          </table:table-cell>
          <table:table-cell table:style-name="ce4" office:value-type="float" office:value="57.2314559092754" calcext:value-type="float">
            <text:p>57,23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_CNN_google_conv_lipRNN_256_256__allowSubnetTraining__FC_512_512_512__TCDTIMIT_lipspeakers</text:p>
          </table:table-cell>
          <table:table-cell office:value-type="string" calcext:value-type="string">
            <text:p>RNN__2_LSTMLayer256_256_nbMFCC39_bidirectional__CNN_google_conv_lipRNN_256_256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Default"/>
          <table:table-cell office:value-type="string" calcext:value-type="string">
            <text:p>_Noisewhite_-5</text:p>
          </table:table-cell>
          <table:table-cell table:style-name="ce4" office:value-type="float" office:value="4.00476372087157" calcext:value-type="float">
            <text:p>4,00</text:p>
          </table:table-cell>
          <table:table-cell table:style-name="ce4" office:value-type="float" office:value="38.2830108657028" calcext:value-type="float">
            <text:p>38,28</text:p>
          </table:table-cell>
          <table:table-cell table:style-name="ce4" office:value-type="float" office:value="60.8370362959553" calcext:value-type="float">
            <text:p>60,84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_CNN_google_conv_lipRNN_256_256__allowSubnetTraining__FC_512_512_512__TCDTIMIT_lipspeakers</text:p>
          </table:table-cell>
          <table:table-cell office:value-type="string" calcext:value-type="string">
            <text:p>RNN__2_LSTMLayer256_256_nbMFCC39_bidirectional__CNN_google_conv_lipRNN_256_256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Default"/>
          <table:table-cell office:value-type="string" calcext:value-type="string">
            <text:p>_Noisewhite_-10</text:p>
          </table:table-cell>
          <table:table-cell table:style-name="ce4" office:value-type="float" office:value="3.54966750702301" calcext:value-type="float">
            <text:p>3,55</text:p>
          </table:table-cell>
          <table:table-cell table:style-name="ce4" office:value-type="float" office:value="45.6392254535254" calcext:value-type="float">
            <text:p>45,64</text:p>
          </table:table-cell>
          <table:table-cell table:style-name="ce4" office:value-type="float" office:value="67.8413578523265" calcext:value-type="float">
            <text:p>67,84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_CNN_google_conv_lipRNN_256_256__allowSubnetTraining__FC_512_512_512__TCDTIMIT_lipspeakers</text:p>
          </table:table-cell>
          <table:table-cell office:value-type="string" calcext:value-type="string">
            <text:p>RNN__2_LSTMLayer256_256_nbMFCC39_bidirectional__CNN_google_conv_lipRNN_256_256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Default"/>
          <table:table-cell office:value-type="string" calcext:value-type="string">
            <text:p>_Noisevoices_0</text:p>
          </table:table-cell>
          <table:table-cell table:style-name="ce4" office:value-type="float" office:value="4.50984521139236" calcext:value-type="float">
            <text:p>4,51</text:p>
          </table:table-cell>
          <table:table-cell table:style-name="ce4" office:value-type="float" office:value="49.6720935810696" calcext:value-type="float">
            <text:p>49,67</text:p>
          </table:table-cell>
          <table:table-cell table:style-name="ce4" office:value-type="float" office:value="68.7708030607896" calcext:value-type="float">
            <text:p>68,77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_CNN_google_conv_lipRNN_256_256__allowSubnetTraining__FC_512_512_512__TCDTIMIT_lipspeakers</text:p>
          </table:table-cell>
          <table:table-cell office:value-type="string" calcext:value-type="string">
            <text:p>RNN__2_LSTMLayer256_256_nbMFCC39_bidirectional__CNN_google_conv_lipRNN_256_256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Default"/>
          <table:table-cell office:value-type="string" calcext:value-type="string">
            <text:p>_Noisevoices_-3</text:p>
          </table:table-cell>
          <table:table-cell table:style-name="ce4" office:value-type="float" office:value="4.01279834932063" calcext:value-type="float">
            <text:p>4,01</text:p>
          </table:table-cell>
          <table:table-cell table:style-name="ce4" office:value-type="float" office:value="53.9609492857219" calcext:value-type="float">
            <text:p>53,96</text:p>
          </table:table-cell>
          <table:table-cell table:style-name="ce4" office:value-type="float" office:value="72.3776320398144" calcext:value-type="float">
            <text:p>72,38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_CNN_google_conv_lipRNN_256_256__allowSubnetTraining__FC_512_512_512__TCDTIMIT_lipspeakers</text:p>
          </table:table-cell>
          <table:table-cell office:value-type="string" calcext:value-type="string">
            <text:p>RNN__2_LSTMLayer256_256_nbMFCC39_bidirectional__CNN_google_conv_lipRNN_256_256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Default"/>
          <table:table-cell office:value-type="string" calcext:value-type="string">
            <text:p>_Noisevoices_-5</text:p>
          </table:table-cell>
          <table:table-cell table:style-name="ce4" office:value-type="float" office:value="3.60267679077206" calcext:value-type="float">
            <text:p>3,60</text:p>
          </table:table-cell>
          <table:table-cell table:style-name="ce4" office:value-type="float" office:value="57.0126708193775" calcext:value-type="float">
            <text:p>57,01</text:p>
          </table:table-cell>
          <table:table-cell table:style-name="ce4" office:value-type="float" office:value="76.0263294763817" calcext:value-type="float">
            <text:p>76,03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_CNN_google_conv_lipRNN_256_256__allowSubnetTraining__FC_512_512_512__TCDTIMIT_lipspeakers</text:p>
          </table:table-cell>
          <table:table-cell office:value-type="string" calcext:value-type="string">
            <text:p>RNN__2_LSTMLayer256_256_nbMFCC39_bidirectional__CNN_google_conv_lipRNN_256_256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Default"/>
          <table:table-cell office:value-type="string" calcext:value-type="string">
            <text:p>_Noisevoices_-10</text:p>
          </table:table-cell>
          <table:table-cell table:style-name="ce4" office:value-type="float" office:value="2.74625970481278" calcext:value-type="float">
            <text:p>2,75</text:p>
          </table:table-cell>
          <table:table-cell table:style-name="ce4" office:value-type="float" office:value="64.6375403130725" calcext:value-type="float">
            <text:p>64,64</text:p>
          </table:table-cell>
          <table:table-cell table:style-name="ce4" office:value-type="float" office:value="82.750895119608" calcext:value-type="float">
            <text:p>82,75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_CNN_google_conv_lipRNN_256_256__allowSubnetTraining__FC_512_512_512__TCDTIMIT_lipspeakers</text:p>
          </table:table-cell>
          <table:table-cell office:value-type="string" calcext:value-type="string">
            <text:p>RNN__2_LSTMLayer256_256_nbMFCC39_bidirectional__CNN_google_conv_lipRNN_256_256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Default"/>
          <table:table-cell office:value-type="string" calcext:value-type="string">
            <text:p>no noise</text:p>
          </table:table-cell>
          <table:table-cell table:style-name="ce4" office:value-type="float" office:value="1.26732447681328" calcext:value-type="float">
            <text:p>1,27</text:p>
          </table:table-cell>
          <table:table-cell table:style-name="ce4" office:value-type="float" office:value="81.1005534289719" calcext:value-type="float">
            <text:p>81,10</text:p>
          </table:table-cell>
          <table:table-cell table:style-name="ce4" office:value-type="float" office:value="93.9618648678778" calcext:value-type="float">
            <text:p>93,96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table:style-name="Default" table:number-columns-repeated="6"/>
          <table:table-cell table:style-name="ce4" table:number-columns-repeated="3"/>
          <table:table-cell table:style-name="Default" table:number-columns-repeated="7"/>
          <table:table-cell table:number-columns-repeated="1008"/>
        </table:table-row>
        <table:table-row table:style-name="ro3">
          <table:table-cell office:value-type="string" calcext:value-type="string">
            <text:p>/home/matthijs/TCDTIMIT/combinedSR/TCDTIMIT/results/CNN_LSTM/lipspeakers/RNN__2_LSTMLayer256_256_nbMFCC39_bidirectional__CNN_google_dense_lipRNN_256_256_RNNfeaturesDense__allowSubnetTraining__FC_512_512_512__TCDTIMIT_lipspeakers</text:p>
          </table:table-cell>
          <table:table-cell office:value-type="string" calcext:value-type="string">
            <text:p>RNN__2_LSTMLayer256_256_nbMFCC39_bidirectional__CNN_google_dense_lipRNN_256_256_RNNfeaturesDense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ce2" office:value-type="string" calcext:value-type="string">
            <text:p>Audio (RF)</text:p>
            <text:p>Lip (PF) : CNN (PF) + LSTM</text:p>
            <text:p>AllowSubNetTraining</text:p>
          </table:table-cell>
          <table:table-cell office:value-type="string" calcext:value-type="string">
            <text:p>_Noisewhite_0</text:p>
          </table:table-cell>
          <table:table-cell table:style-name="ce4" office:value-type="float" office:value="5.16481703494018" calcext:value-type="float">
            <text:p>5,16</text:p>
          </table:table-cell>
          <table:table-cell table:style-name="ce4" office:value-type="float" office:value="15.8467095845189" calcext:value-type="float">
            <text:p>15,85</text:p>
          </table:table-cell>
          <table:table-cell table:style-name="ce4" office:value-type="float" office:value="34.1154064172205" calcext:value-type="float">
            <text:p>34,12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_CNN_google_dense_lipRNN_256_256_RNNfeaturesDense__allowSubnetTraining__FC_512_512_512__TCDTIMIT_lipspeakers</text:p>
          </table:table-cell>
          <table:table-cell office:value-type="string" calcext:value-type="string">
            <text:p>RNN__2_LSTMLayer256_256_nbMFCC39_bidirectional__CNN_google_dense_lipRNN_256_256_RNNfeaturesDense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Default"/>
          <table:table-cell office:value-type="string" calcext:value-type="string">
            <text:p>_Noisewhite_-3</text:p>
          </table:table-cell>
          <table:table-cell table:style-name="ce4" office:value-type="float" office:value="4.90846925483638" calcext:value-type="float">
            <text:p>4,91</text:p>
          </table:table-cell>
          <table:table-cell table:style-name="ce4" office:value-type="float" office:value="19.8646738351166" calcext:value-type="float">
            <text:p>19,86</text:p>
          </table:table-cell>
          <table:table-cell table:style-name="ce4" office:value-type="float" office:value="40.0012897204349" calcext:value-type="float">
            <text:p>40,00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_CNN_google_dense_lipRNN_256_256_RNNfeaturesDense__allowSubnetTraining__FC_512_512_512__TCDTIMIT_lipspeakers</text:p>
          </table:table-cell>
          <table:table-cell office:value-type="string" calcext:value-type="string">
            <text:p>RNN__2_LSTMLayer256_256_nbMFCC39_bidirectional__CNN_google_dense_lipRNN_256_256_RNNfeaturesDense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Default"/>
          <table:table-cell office:value-type="string" calcext:value-type="string">
            <text:p>_Noisewhite_-5</text:p>
          </table:table-cell>
          <table:table-cell table:style-name="ce4" office:value-type="float" office:value="4.68981031421975" calcext:value-type="float">
            <text:p>4,69</text:p>
          </table:table-cell>
          <table:table-cell table:style-name="ce4" office:value-type="float" office:value="23.9290463669605" calcext:value-type="float">
            <text:p>23,93</text:p>
          </table:table-cell>
          <table:table-cell table:style-name="ce4" office:value-type="float" office:value="43.7836546082094" calcext:value-type="float">
            <text:p>43,78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_CNN_google_dense_lipRNN_256_256_RNNfeaturesDense__allowSubnetTraining__FC_512_512_512__TCDTIMIT_lipspeakers</text:p>
          </table:table-cell>
          <table:table-cell office:value-type="string" calcext:value-type="string">
            <text:p>RNN__2_LSTMLayer256_256_nbMFCC39_bidirectional__CNN_google_dense_lipRNN_256_256_RNNfeaturesDense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Default"/>
          <table:table-cell office:value-type="string" calcext:value-type="string">
            <text:p>_Noisewhite_-10</text:p>
          </table:table-cell>
          <table:table-cell table:style-name="ce4" office:value-type="float" office:value="4.34260733612688" calcext:value-type="float">
            <text:p>4,34</text:p>
          </table:table-cell>
          <table:table-cell table:style-name="ce4" office:value-type="float" office:value="31.5335868724755" calcext:value-type="float">
            <text:p>31,53</text:p>
          </table:table-cell>
          <table:table-cell table:style-name="ce4" office:value-type="float" office:value="52.6590838662838" calcext:value-type="float">
            <text:p>52,66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_CNN_google_dense_lipRNN_256_256_RNNfeaturesDense__allowSubnetTraining__FC_512_512_512__TCDTIMIT_lipspeakers</text:p>
          </table:table-cell>
          <table:table-cell office:value-type="string" calcext:value-type="string">
            <text:p>RNN__2_LSTMLayer256_256_nbMFCC39_bidirectional__CNN_google_dense_lipRNN_256_256_RNNfeaturesDense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Default"/>
          <table:table-cell office:value-type="string" calcext:value-type="string">
            <text:p>_Noisevoices_0</text:p>
          </table:table-cell>
          <table:table-cell table:style-name="ce4" office:value-type="float" office:value="5.11716669901109" calcext:value-type="float">
            <text:p>5,12</text:p>
          </table:table-cell>
          <table:table-cell table:style-name="ce4" office:value-type="float" office:value="41.5008280861687" calcext:value-type="float">
            <text:p>41,50</text:p>
          </table:table-cell>
          <table:table-cell table:style-name="ce4" office:value-type="float" office:value="60.0169404628766" calcext:value-type="float">
            <text:p>60,02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_CNN_google_dense_lipRNN_256_256_RNNfeaturesDense__allowSubnetTraining__FC_512_512_512__TCDTIMIT_lipspeakers</text:p>
          </table:table-cell>
          <table:table-cell office:value-type="string" calcext:value-type="string">
            <text:p>RNN__2_LSTMLayer256_256_nbMFCC39_bidirectional__CNN_google_dense_lipRNN_256_256_RNNfeaturesDense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Default"/>
          <table:table-cell office:value-type="string" calcext:value-type="string">
            <text:p>_Noisevoices_-3</text:p>
          </table:table-cell>
          <table:table-cell table:style-name="ce4" office:value-type="float" office:value="4.56547906336846" calcext:value-type="float">
            <text:p>4,57</text:p>
          </table:table-cell>
          <table:table-cell table:style-name="ce4" office:value-type="float" office:value="44.953983138392" calcext:value-type="float">
            <text:p>44,95</text:p>
          </table:table-cell>
          <table:table-cell table:style-name="ce4" office:value-type="float" office:value="64.5281332400059" calcext:value-type="float">
            <text:p>64,53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_CNN_google_dense_lipRNN_256_256_RNNfeaturesDense__allowSubnetTraining__FC_512_512_512__TCDTIMIT_lipspeakers</text:p>
          </table:table-cell>
          <table:table-cell office:value-type="string" calcext:value-type="string">
            <text:p>RNN__2_LSTMLayer256_256_nbMFCC39_bidirectional__CNN_google_dense_lipRNN_256_256_RNNfeaturesDense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Default"/>
          <table:table-cell office:value-type="string" calcext:value-type="string">
            <text:p>_Noisevoices_-5</text:p>
          </table:table-cell>
          <table:table-cell table:style-name="ce4" office:value-type="float" office:value="4.13471804036723" calcext:value-type="float">
            <text:p>4,13</text:p>
          </table:table-cell>
          <table:table-cell table:style-name="ce4" office:value-type="float" office:value="48.4218562836255" calcext:value-type="float">
            <text:p>48,42</text:p>
          </table:table-cell>
          <table:table-cell table:style-name="ce4" office:value-type="float" office:value="68.0127872092459" calcext:value-type="float">
            <text:p>68,01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_CNN_google_dense_lipRNN_256_256_RNNfeaturesDense__allowSubnetTraining__FC_512_512_512__TCDTIMIT_lipspeakers</text:p>
          </table:table-cell>
          <table:table-cell office:value-type="string" calcext:value-type="string">
            <text:p>RNN__2_LSTMLayer256_256_nbMFCC39_bidirectional__CNN_google_dense_lipRNN_256_256_RNNfeaturesDense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Default"/>
          <table:table-cell office:value-type="string" calcext:value-type="string">
            <text:p>_Noisevoices_-10</text:p>
          </table:table-cell>
          <table:table-cell table:style-name="ce4" office:value-type="float" office:value="3.05507879662307" calcext:value-type="float">
            <text:p>3,06</text:p>
          </table:table-cell>
          <table:table-cell table:style-name="ce4" office:value-type="float" office:value="56.7833868133557" calcext:value-type="float">
            <text:p>56,78</text:p>
          </table:table-cell>
          <table:table-cell table:style-name="ce4" office:value-type="float" office:value="77.0586541847893" calcext:value-type="float">
            <text:p>77,06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_CNN_google_dense_lipRNN_256_256_RNNfeaturesDense__allowSubnetTraining__FC_512_512_512__TCDTIMIT_lipspeakers</text:p>
          </table:table-cell>
          <table:table-cell office:value-type="string" calcext:value-type="string">
            <text:p>RNN__2_LSTMLayer256_256_nbMFCC39_bidirectional__CNN_google_dense_lipRNN_256_256_RNNfeaturesDense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Default"/>
          <table:table-cell office:value-type="string" calcext:value-type="string">
            <text:p>no noise</text:p>
          </table:table-cell>
          <table:table-cell table:style-name="ce4" office:value-type="float" office:value="1.28486627195176" calcext:value-type="float">
            <text:p>1,28</text:p>
          </table:table-cell>
          <table:table-cell table:style-name="ce4" office:value-type="float" office:value="76.0827000652041" calcext:value-type="float">
            <text:p>76,08</text:p>
          </table:table-cell>
          <table:table-cell table:style-name="ce4" office:value-type="float" office:value="92.848491950637" calcext:value-type="float">
            <text:p>92,85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table:style-name="Default" table:number-columns-repeated="6"/>
          <table:table-cell table:style-name="ce4" table:number-columns-repeated="3"/>
          <table:table-cell table:style-name="Default" table:number-columns-repeated="7"/>
          <table:table-cell table:number-columns-repeated="1008"/>
        </table:table-row>
        <table:table-row table:style-name="ro3">
          <table:table-cell office:value-type="string" calcext:value-type="string">
            <text:p>/home/matthijs/TCDTIMIT/combinedSR/TCDTIMIT/results/CNN_LSTM/lipspeakers/RNN__2_LSTMLayer256_256_nbMFCC39_bidirectional_audioDense__CNN_google_conv_lipRNN_256_256__allowSubnetTraining__FC_512_512_512__TCDTIMIT_lipspeakers</text:p>
          </table:table-cell>
          <table:table-cell office:value-type="string" calcext:value-type="string">
            <text:p>RNN__2_LSTMLayer256_256_nbMFCC39_bidirectional_audioDense__CNN_google_conv_lipRNN_256_256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ce2" office:value-type="string" calcext:value-type="string">
            <text:p>Audio (PF)</text:p>
            <text:p>Lip (RF) : CNN (RF) + LSTM</text:p>
            <text:p>AllowSubNetTraining</text:p>
          </table:table-cell>
          <table:table-cell office:value-type="string" calcext:value-type="string">
            <text:p>_Noisewhite_0</text:p>
          </table:table-cell>
          <table:table-cell table:style-name="ce4" office:value-type="float" office:value="3.69854776632218" calcext:value-type="float">
            <text:p>3,70</text:p>
          </table:table-cell>
          <table:table-cell table:style-name="ce4" office:value-type="float" office:value="39.2029172285295" calcext:value-type="float">
            <text:p>39,20</text:p>
          </table:table-cell>
          <table:table-cell table:style-name="ce4" office:value-type="float" office:value="63.7982089306863" calcext:value-type="float">
            <text:p>63,80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audioDense__CNN_google_conv_lipRNN_256_256__allowSubnetTraining__FC_512_512_512__TCDTIMIT_lipspeakers</text:p>
          </table:table-cell>
          <table:table-cell office:value-type="string" calcext:value-type="string">
            <text:p>RNN__2_LSTMLayer256_256_nbMFCC39_bidirectional_audioDense__CNN_google_conv_lipRNN_256_256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Default"/>
          <table:table-cell office:value-type="string" calcext:value-type="string">
            <text:p>_Noisewhite_-3</text:p>
          </table:table-cell>
          <table:table-cell table:style-name="ce4" office:value-type="float" office:value="3.51217209467124" calcext:value-type="float">
            <text:p>3,51</text:p>
          </table:table-cell>
          <table:table-cell table:style-name="ce4" office:value-type="float" office:value="42.5894911800112" calcext:value-type="float">
            <text:p>42,59</text:p>
          </table:table-cell>
          <table:table-cell table:style-name="ce4" office:value-type="float" office:value="67.4002351716056" calcext:value-type="float">
            <text:p>67,40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audioDense__CNN_google_conv_lipRNN_256_256__allowSubnetTraining__FC_512_512_512__TCDTIMIT_lipspeakers</text:p>
          </table:table-cell>
          <table:table-cell office:value-type="string" calcext:value-type="string">
            <text:p>RNN__2_LSTMLayer256_256_nbMFCC39_bidirectional_audioDense__CNN_google_conv_lipRNN_256_256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Default"/>
          <table:table-cell office:value-type="string" calcext:value-type="string">
            <text:p>_Noisewhite_-5</text:p>
          </table:table-cell>
          <table:table-cell table:style-name="ce4" office:value-type="float" office:value="3.37116603985493" calcext:value-type="float">
            <text:p>3,37</text:p>
          </table:table-cell>
          <table:table-cell table:style-name="ce4" office:value-type="float" office:value="44.5958792582735" calcext:value-type="float">
            <text:p>44,60</text:p>
          </table:table-cell>
          <table:table-cell table:style-name="ce4" office:value-type="float" office:value="68.7932104310597" calcext:value-type="float">
            <text:p>68,79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audioDense__CNN_google_conv_lipRNN_256_256__allowSubnetTraining__FC_512_512_512__TCDTIMIT_lipspeakers</text:p>
          </table:table-cell>
          <table:table-cell office:value-type="string" calcext:value-type="string">
            <text:p>RNN__2_LSTMLayer256_256_nbMFCC39_bidirectional_audioDense__CNN_google_conv_lipRNN_256_256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Default"/>
          <table:table-cell office:value-type="string" calcext:value-type="string">
            <text:p>_Noisewhite_-10</text:p>
          </table:table-cell>
          <table:table-cell table:style-name="ce4" office:value-type="float" office:value="3.00779681965644" calcext:value-type="float">
            <text:p>3,01</text:p>
          </table:table-cell>
          <table:table-cell table:style-name="ce4" office:value-type="float" office:value="50.7525701543469" calcext:value-type="float">
            <text:p>50,75</text:p>
          </table:table-cell>
          <table:table-cell table:style-name="ce4" office:value-type="float" office:value="73.7877709383067" calcext:value-type="float">
            <text:p>73,79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audioDense__CNN_google_conv_lipRNN_256_256__allowSubnetTraining__FC_512_512_512__TCDTIMIT_lipspeakers</text:p>
          </table:table-cell>
          <table:table-cell office:value-type="string" calcext:value-type="string">
            <text:p>RNN__2_LSTMLayer256_256_nbMFCC39_bidirectional_audioDense__CNN_google_conv_lipRNN_256_256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Default"/>
          <table:table-cell office:value-type="string" calcext:value-type="string">
            <text:p>_Noisevoices_0</text:p>
          </table:table-cell>
          <table:table-cell table:style-name="ce4" office:value-type="float" office:value="3.20671985469339" calcext:value-type="float">
            <text:p>3,21</text:p>
          </table:table-cell>
          <table:table-cell table:style-name="ce4" office:value-type="float" office:value="53.6883738649872" calcext:value-type="float">
            <text:p>53,69</text:p>
          </table:table-cell>
          <table:table-cell table:style-name="ce4" office:value-type="float" office:value="74.2769069659488" calcext:value-type="float">
            <text:p>74,28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audioDense__CNN_google_conv_lipRNN_256_256__allowSubnetTraining__FC_512_512_512__TCDTIMIT_lipspeakers</text:p>
          </table:table-cell>
          <table:table-cell office:value-type="string" calcext:value-type="string">
            <text:p>RNN__2_LSTMLayer256_256_nbMFCC39_bidirectional_audioDense__CNN_google_conv_lipRNN_256_256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Default"/>
          <table:table-cell office:value-type="string" calcext:value-type="string">
            <text:p>_Noisevoices_-3</text:p>
          </table:table-cell>
          <table:table-cell table:style-name="ce4" office:value-type="float" office:value="2.95058395542624" calcext:value-type="float">
            <text:p>2,95</text:p>
          </table:table-cell>
          <table:table-cell table:style-name="ce4" office:value-type="float" office:value="56.6369200294668" calcext:value-type="float">
            <text:p>56,64</text:p>
          </table:table-cell>
          <table:table-cell table:style-name="ce4" office:value-type="float" office:value="77.2404528092126" calcext:value-type="float">
            <text:p>77,24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audioDense__CNN_google_conv_lipRNN_256_256__allowSubnetTraining__FC_512_512_512__TCDTIMIT_lipspeakers</text:p>
          </table:table-cell>
          <table:table-cell office:value-type="string" calcext:value-type="string">
            <text:p>RNN__2_LSTMLayer256_256_nbMFCC39_bidirectional_audioDense__CNN_google_conv_lipRNN_256_256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Default"/>
          <table:table-cell office:value-type="string" calcext:value-type="string">
            <text:p>_Noisevoices_-5</text:p>
          </table:table-cell>
          <table:table-cell table:style-name="ce4" office:value-type="float" office:value="2.71812270704286" calcext:value-type="float">
            <text:p>2,72</text:p>
          </table:table-cell>
          <table:table-cell table:style-name="ce4" office:value-type="float" office:value="59.2122791262416" calcext:value-type="float">
            <text:p>59,21</text:p>
          </table:table-cell>
          <table:table-cell table:style-name="ce4" office:value-type="float" office:value="79.3364191082943" calcext:value-type="float">
            <text:p>79,34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audioDense__CNN_google_conv_lipRNN_256_256__allowSubnetTraining__FC_512_512_512__TCDTIMIT_lipspeakers</text:p>
          </table:table-cell>
          <table:table-cell office:value-type="string" calcext:value-type="string">
            <text:p>RNN__2_LSTMLayer256_256_nbMFCC39_bidirectional_audioDense__CNN_google_conv_lipRNN_256_256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Default"/>
          <table:table-cell office:value-type="string" calcext:value-type="string">
            <text:p>_Noisevoices_-10</text:p>
          </table:table-cell>
          <table:table-cell table:style-name="ce4" office:value-type="float" office:value="2.24202088321442" calcext:value-type="float">
            <text:p>2,24</text:p>
          </table:table-cell>
          <table:table-cell table:style-name="ce4" office:value-type="float" office:value="65.5975821988407" calcext:value-type="float">
            <text:p>65,60</text:p>
          </table:table-cell>
          <table:table-cell table:style-name="ce4" office:value-type="float" office:value="84.7803101817486" calcext:value-type="float">
            <text:p>84,78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audioDense__CNN_google_conv_lipRNN_256_256__allowSubnetTraining__FC_512_512_512__TCDTIMIT_lipspeakers</text:p>
          </table:table-cell>
          <table:table-cell office:value-type="string" calcext:value-type="string">
            <text:p>RNN__2_LSTMLayer256_256_nbMFCC39_bidirectional_audioDense__CNN_google_conv_lipRNN_256_256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Default"/>
          <table:table-cell office:value-type="string" calcext:value-type="string">
            <text:p>no noise</text:p>
          </table:table-cell>
          <table:table-cell table:style-name="ce4" office:value-type="float" office:value="1.28288276304866" calcext:value-type="float">
            <text:p>1,28</text:p>
          </table:table-cell>
          <table:table-cell table:style-name="ce4" office:value-type="float" office:value="79.2235238985582" calcext:value-type="float">
            <text:p>79,22</text:p>
          </table:table-cell>
          <table:table-cell table:style-name="ce4" office:value-type="float" office:value="92.6406498721807" calcext:value-type="float">
            <text:p>92,64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table:style-name="Default" table:number-columns-repeated="6"/>
          <table:table-cell table:style-name="ce4" table:number-columns-repeated="3"/>
          <table:table-cell table:style-name="Default" table:number-columns-repeated="7"/>
          <table:table-cell table:number-columns-repeated="1008"/>
        </table:table-row>
        <table:table-row table:style-name="ro3">
          <table:table-cell office:value-type="string" calcext:value-type="string">
            <text:p>/home/matthijs/TCDTIMIT/combinedSR/TCDTIMIT/results/CNN_LSTM/lipspeakers/RNN__2_LSTMLayer256_256_nbMFCC39_bidirectional_audioDense__CNN_google_dense_lipRNN_256_256_RNNfeaturesDense__allowSubnetTraining__FC_512_512_512__TCDTIMIT_lipspeakers</text:p>
          </table:table-cell>
          <table:table-cell office:value-type="string" calcext:value-type="string">
            <text:p>RNN__2_LSTMLayer256_256_nbMFCC39_bidirectional_audioDense__CNN_google_dense_lipRNN_256_256_RNNfeaturesDense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ce2" office:value-type="string" calcext:value-type="string">
            <text:p>Audio (PF)</text:p>
            <text:p>Lip (PF) : CNN (PF) + LSTM</text:p>
            <text:p>AllowSubNetTraining</text:p>
          </table:table-cell>
          <table:table-cell office:value-type="string" calcext:value-type="string">
            <text:p>_Noisewhite_0</text:p>
          </table:table-cell>
          <table:table-cell table:style-name="ce4" office:value-type="float" office:value="5.17236720947992" calcext:value-type="float">
            <text:p>5,17</text:p>
          </table:table-cell>
          <table:table-cell table:style-name="ce4" office:value-type="float" office:value="17.6997430235535" calcext:value-type="float">
            <text:p>17,70</text:p>
          </table:table-cell>
          <table:table-cell table:style-name="ce4" office:value-type="float" office:value="32.2509701946467" calcext:value-type="float">
            <text:p>32,25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audioDense__CNN_google_dense_lipRNN_256_256_RNNfeaturesDense__allowSubnetTraining__FC_512_512_512__TCDTIMIT_lipspeakers</text:p>
          </table:table-cell>
          <table:table-cell office:value-type="string" calcext:value-type="string">
            <text:p>RNN__2_LSTMLayer256_256_nbMFCC39_bidirectional_audioDense__CNN_google_dense_lipRNN_256_256_RNNfeaturesDense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/>
          <table:table-cell office:value-type="string" calcext:value-type="string">
            <text:p>_Noisewhite_-3</text:p>
          </table:table-cell>
          <table:table-cell table:style-name="ce4" office:value-type="float" office:value="4.78288699538161" calcext:value-type="float">
            <text:p>4,78</text:p>
          </table:table-cell>
          <table:table-cell table:style-name="ce4" office:value-type="float" office:value="22.2926729072482" calcext:value-type="float">
            <text:p>22,29</text:p>
          </table:table-cell>
          <table:table-cell table:style-name="ce4" office:value-type="float" office:value="38.1754987109976" calcext:value-type="float">
            <text:p>38,18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audioDense__CNN_google_dense_lipRNN_256_256_RNNfeaturesDense__allowSubnetTraining__FC_512_512_512__TCDTIMIT_lipspeakers</text:p>
          </table:table-cell>
          <table:table-cell office:value-type="string" calcext:value-type="string">
            <text:p>RNN__2_LSTMLayer256_256_nbMFCC39_bidirectional_audioDense__CNN_google_dense_lipRNN_256_256_RNNfeaturesDense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/>
          <table:table-cell office:value-type="string" calcext:value-type="string">
            <text:p>_Noisewhite_-5</text:p>
          </table:table-cell>
          <table:table-cell table:style-name="ce4" office:value-type="float" office:value="4.49277770570862" calcext:value-type="float">
            <text:p>4,49</text:p>
          </table:table-cell>
          <table:table-cell table:style-name="ce4" office:value-type="float" office:value="24.8484620010053" calcext:value-type="float">
            <text:p>24,85</text:p>
          </table:table-cell>
          <table:table-cell table:style-name="ce4" office:value-type="float" office:value="41.9452688694226" calcext:value-type="float">
            <text:p>41,95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audioDense__CNN_google_dense_lipRNN_256_256_RNNfeaturesDense__allowSubnetTraining__FC_512_512_512__TCDTIMIT_lipspeakers</text:p>
          </table:table-cell>
          <table:table-cell office:value-type="string" calcext:value-type="string">
            <text:p>RNN__2_LSTMLayer256_256_nbMFCC39_bidirectional_audioDense__CNN_google_dense_lipRNN_256_256_RNNfeaturesDense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/>
          <table:table-cell office:value-type="string" calcext:value-type="string">
            <text:p>_Noisewhite_-10</text:p>
          </table:table-cell>
          <table:table-cell table:style-name="ce4" office:value-type="float" office:value="3.95509041387797" calcext:value-type="float">
            <text:p>3,96</text:p>
          </table:table-cell>
          <table:table-cell table:style-name="ce4" office:value-type="float" office:value="33.1128734724346" calcext:value-type="float">
            <text:p>33,11</text:p>
          </table:table-cell>
          <table:table-cell table:style-name="ce4" office:value-type="float" office:value="51.3153835772069" calcext:value-type="float">
            <text:p>51,32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audioDense__CNN_google_dense_lipRNN_256_256_RNNfeaturesDense__allowSubnetTraining__FC_512_512_512__TCDTIMIT_lipspeakers</text:p>
          </table:table-cell>
          <table:table-cell office:value-type="string" calcext:value-type="string">
            <text:p>RNN__2_LSTMLayer256_256_nbMFCC39_bidirectional_audioDense__CNN_google_dense_lipRNN_256_256_RNNfeaturesDense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/>
          <table:table-cell office:value-type="string" calcext:value-type="string">
            <text:p>_Noisevoices_0</text:p>
          </table:table-cell>
          <table:table-cell table:style-name="ce4" office:value-type="float" office:value="3.94499190596791" calcext:value-type="float">
            <text:p>3,94</text:p>
          </table:table-cell>
          <table:table-cell table:style-name="ce4" office:value-type="float" office:value="41.4782180543586" calcext:value-type="float">
            <text:p>41,48</text:p>
          </table:table-cell>
          <table:table-cell table:style-name="ce4" office:value-type="float" office:value="58.4011736286136" calcext:value-type="float">
            <text:p>58,40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audioDense__CNN_google_dense_lipRNN_256_256_RNNfeaturesDense__allowSubnetTraining__FC_512_512_512__TCDTIMIT_lipspeakers</text:p>
          </table:table-cell>
          <table:table-cell office:value-type="string" calcext:value-type="string">
            <text:p>RNN__2_LSTMLayer256_256_nbMFCC39_bidirectional_audioDense__CNN_google_dense_lipRNN_256_256_RNNfeaturesDense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/>
          <table:table-cell office:value-type="string" calcext:value-type="string">
            <text:p>_Noisevoices_-3</text:p>
          </table:table-cell>
          <table:table-cell table:style-name="ce4" office:value-type="float" office:value="3.5494735480903" calcext:value-type="float">
            <text:p>3,55</text:p>
          </table:table-cell>
          <table:table-cell table:style-name="ce4" office:value-type="float" office:value="45.4128796178283" calcext:value-type="float">
            <text:p>45,41</text:p>
          </table:table-cell>
          <table:table-cell table:style-name="ce4" office:value-type="float" office:value="62.5894835859598" calcext:value-type="float">
            <text:p>62,59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audioDense__CNN_google_dense_lipRNN_256_256_RNNfeaturesDense__allowSubnetTraining__FC_512_512_512__TCDTIMIT_lipspeakers</text:p>
          </table:table-cell>
          <table:table-cell office:value-type="string" calcext:value-type="string">
            <text:p>RNN__2_LSTMLayer256_256_nbMFCC39_bidirectional_audioDense__CNN_google_dense_lipRNN_256_256_RNNfeaturesDense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/>
          <table:table-cell office:value-type="string" calcext:value-type="string">
            <text:p>_Noisevoices_-5</text:p>
          </table:table-cell>
          <table:table-cell table:style-name="ce4" office:value-type="float" office:value="3.23172534441019" calcext:value-type="float">
            <text:p>3,23</text:p>
          </table:table-cell>
          <table:table-cell table:style-name="ce4" office:value-type="float" office:value="48.5041292166555" calcext:value-type="float">
            <text:p>48,50</text:p>
          </table:table-cell>
          <table:table-cell table:style-name="ce4" office:value-type="float" office:value="66.160940649824" calcext:value-type="float">
            <text:p>66,16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audioDense__CNN_google_dense_lipRNN_256_256_RNNfeaturesDense__allowSubnetTraining__FC_512_512_512__TCDTIMIT_lipspeakers</text:p>
          </table:table-cell>
          <table:table-cell office:value-type="string" calcext:value-type="string">
            <text:p>RNN__2_LSTMLayer256_256_nbMFCC39_bidirectional_audioDense__CNN_google_dense_lipRNN_256_256_RNNfeaturesDense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/>
          <table:table-cell office:value-type="string" calcext:value-type="string">
            <text:p>_Noisevoices_-10</text:p>
          </table:table-cell>
          <table:table-cell table:style-name="ce4" office:value-type="float" office:value="2.51221895669446" calcext:value-type="float">
            <text:p>2,51</text:p>
          </table:table-cell>
          <table:table-cell table:style-name="ce4" office:value-type="float" office:value="56.9217830315813" calcext:value-type="float">
            <text:p>56,92</text:p>
          </table:table-cell>
          <table:table-cell table:style-name="ce4" office:value-type="float" office:value="74.2479244715961" calcext:value-type="float">
            <text:p>74,25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audioDense__CNN_google_dense_lipRNN_256_256_RNNfeaturesDense__allowSubnetTraining__FC_512_512_512__TCDTIMIT_lipspeakers</text:p>
          </table:table-cell>
          <table:table-cell office:value-type="string" calcext:value-type="string">
            <text:p>RNN__2_LSTMLayer256_256_nbMFCC39_bidirectional_audioDense__CNN_google_dense_lipRNN_256_256_RNNfeaturesDense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/>
          <table:table-cell office:value-type="string" calcext:value-type="string">
            <text:p>no noise</text:p>
          </table:table-cell>
          <table:table-cell table:style-name="ce4" office:value-type="float" office:value="1.15675148284022" calcext:value-type="float">
            <text:p>1,16</text:p>
          </table:table-cell>
          <table:table-cell table:style-name="ce4" office:value-type="float" office:value="75.869098447618" calcext:value-type="float">
            <text:p>75,87</text:p>
          </table:table-cell>
          <table:table-cell table:style-name="ce4" office:value-type="float" office:value="90.4209276370666" calcext:value-type="float">
            <text:p>90,42</text:p>
          </table:table-cell>
          <table:table-cell table:style-name="Default" table:number-columns-repeated="7"/>
          <table:table-cell table:number-columns-repeated="1008"/>
        </table:table-row>
        <table:table-row table:style-name="ro2" table:number-rows-repeated="11">
          <table:table-cell table:style-name="Default" table:number-columns-repeated="4"/>
          <table:table-cell/>
          <table:table-cell table:style-name="Default" table:number-columns-repeated="11"/>
          <table:table-cell table:number-columns-repeated="1008"/>
        </table:table-row>
        <table:table-row table:style-name="ro2">
          <table:table-cell table:style-name="Default" table:number-columns-repeated="4"/>
          <table:table-cell/>
          <table:table-cell office:value-type="string" calcext:value-type="string">
            <text:p>nb_CNN_used</text:p>
          </table:table-cell>
          <table:table-cell office:value-type="string" calcext:value-type="string">
            <text:p>nb_lipreading</text:p>
          </table:table-cell>
          <table:table-cell office:value-type="string" calcext:value-type="string">
            <text:p>nb_combining</text:p>
          </table:table-cell>
          <table:table-cell office:value-type="string" calcext:value-type="string">
            <text:p>nb_audio_features</text:p>
          </table:table-cell>
          <table:table-cell office:value-type="string" calcext:value-type="string">
            <text:p>nb_total</text:p>
          </table:table-cell>
          <table:table-cell office:value-type="string" calcext:value-type="string">
            <text:p>nb_lipreading_features</text:p>
          </table:table-cell>
          <table:table-cell office:value-type="string" calcext:value-type="string">
            <text:p>nb_audio</text:p>
          </table:table-cell>
          <table:table-cell office:value-type="string" calcext:value-type="string">
            <text:p>nb_lipRNN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est Top 3 Accuracy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audioDense__CNN_google_dense_lipRNN_256_256_RNNfeaturesDense__allowSubnetTraining__FC_512_512_512__TCDTIMIT_lipspeakers</text:p>
          </table:table-cell>
          <table:table-cell office:value-type="string" calcext:value-type="string">
            <text:p>RNN__2_LSTMLayer256_256_nbMFCC39_bidirectional_audioDense__CNN_google_dense_lipRNN_256_256_RNNfeaturesDense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/>
          <table:table-cell table:style-name="ce3" office:value-type="float" office:value="7176231" calcext:value-type="float">
            <text:p>7,2E+6</text:p>
          </table:table-cell>
          <table:table-cell table:style-name="ce3" office:value-type="float" office:value="8543822" calcext:value-type="float">
            <text:p>8,5E+6</text:p>
          </table:table-cell>
          <table:table-cell table:style-name="ce3" office:value-type="float" office:value="585767" calcext:value-type="float">
            <text:p>585,8E+3</text:p>
          </table:table-cell>
          <table:table-cell table:style-name="ce3" office:value-type="float" office:value="1367591" calcext:value-type="float">
            <text:p>1,4E+6</text:p>
          </table:table-cell>
          <table:table-cell table:style-name="ce3" office:value-type="float" office:value="10497180" calcext:value-type="float">
            <text:p>10,5E+6</text:p>
          </table:table-cell>
          <table:table-cell table:style-name="ce3" office:value-type="float" office:value="8543822" calcext:value-type="float">
            <text:p>8,5E+6</text:p>
          </table:table-cell>
          <table:table-cell table:number-columns-repeated="2" table:style-name="ce3" office:value-type="float" office:value="1367591" calcext:value-type="float">
            <text:p>1,4E+6</text:p>
          </table:table-cell>
          <table:table-cell table:style-name="ce4" office:value-type="float" office:value="1.15675148284022" calcext:value-type="float">
            <text:p>1,16</text:p>
          </table:table-cell>
          <table:table-cell table:style-name="ce4" office:value-type="float" office:value="75.869098447618" calcext:value-type="float">
            <text:p>75,87</text:p>
          </table:table-cell>
          <table:table-cell table:style-name="ce4" office:value-type="float" office:value="90.4209276370666" calcext:value-type="float">
            <text:p>90,4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_CNN_google_dense_lipRNN_256_256_RNNfeaturesDense__allowSubnetTraining__FC_512_512_512__TCDTIMIT_lipspeakers</text:p>
          </table:table-cell>
          <table:table-cell office:value-type="string" calcext:value-type="string">
            <text:p>RNN__2_LSTMLayer256_256_nbMFCC39_bidirectional__CNN_google_dense_lipRNN_256_256_RNNfeaturesDense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/>
          <table:table-cell table:style-name="ce3" office:value-type="float" office:value="7176231" calcext:value-type="float">
            <text:p>7,2E+6</text:p>
          </table:table-cell>
          <table:table-cell table:style-name="ce3" office:value-type="float" office:value="8543822" calcext:value-type="float">
            <text:p>8,5E+6</text:p>
          </table:table-cell>
          <table:table-cell table:style-name="ce3" office:value-type="float" office:value="686848" calcext:value-type="float">
            <text:p>686,8E+3</text:p>
          </table:table-cell>
          <table:table-cell table:style-name="ce3" office:value-type="float" office:value="1357568" calcext:value-type="float">
            <text:p>1,4E+6</text:p>
          </table:table-cell>
          <table:table-cell table:style-name="ce3" office:value-type="float" office:value="10598261" calcext:value-type="float">
            <text:p>10,6E+6</text:p>
          </table:table-cell>
          <table:table-cell table:style-name="ce3" office:value-type="float" office:value="8543822" calcext:value-type="float">
            <text:p>8,5E+6</text:p>
          </table:table-cell>
          <table:table-cell table:number-columns-repeated="2" table:style-name="ce3" office:value-type="float" office:value="1367591" calcext:value-type="float">
            <text:p>1,4E+6</text:p>
          </table:table-cell>
          <table:table-cell table:style-name="ce4" office:value-type="float" office:value="1.28486627195176" calcext:value-type="float">
            <text:p>1,28</text:p>
          </table:table-cell>
          <table:table-cell table:style-name="ce4" office:value-type="float" office:value="76.0827000652041" calcext:value-type="float">
            <text:p>76,08</text:p>
          </table:table-cell>
          <table:table-cell table:style-name="ce4" office:value-type="float" office:value="92.848491950637" calcext:value-type="float">
            <text:p>92,8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audioDense__CNN_google_conv_lipRNN_256_256__allowSubnetTraining__FC_512_512_512__TCDTIMIT_lipspeakers</text:p>
          </table:table-cell>
          <table:table-cell office:value-type="string" calcext:value-type="string">
            <text:p>RNN__2_LSTMLayer256_256_nbMFCC39_bidirectional_audioDense__CNN_google_conv_lipRNN_256_256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/>
          <table:table-cell table:style-name="ce3" office:value-type="float" office:value="6197760" calcext:value-type="float">
            <text:p>6,2E+6</text:p>
          </table:table-cell>
          <table:table-cell table:style-name="ce3" office:value-type="float" office:value="33215527" calcext:value-type="float">
            <text:p>33,2E+6</text:p>
          </table:table-cell>
          <table:table-cell table:style-name="ce3" office:value-type="float" office:value="696871" calcext:value-type="float">
            <text:p>696,9E+3</text:p>
          </table:table-cell>
          <table:table-cell table:style-name="ce3" office:value-type="float" office:value="1367591" calcext:value-type="float">
            <text:p>1,4E+6</text:p>
          </table:table-cell>
          <table:table-cell table:style-name="ce3" office:value-type="float" office:value="35269966" calcext:value-type="float">
            <text:p>35,3E+6</text:p>
          </table:table-cell>
          <table:table-cell table:style-name="ce3" office:value-type="float" office:value="33205504" calcext:value-type="float">
            <text:p>33,2E+6</text:p>
          </table:table-cell>
          <table:table-cell table:style-name="ce3" office:value-type="float" office:value="1367591" calcext:value-type="float">
            <text:p>1,4E+6</text:p>
          </table:table-cell>
          <table:table-cell table:style-name="ce3" office:value-type="float" office:value="27017767" calcext:value-type="float">
            <text:p>27,0E+6</text:p>
          </table:table-cell>
          <table:table-cell table:style-name="ce4" office:value-type="float" office:value="1.28288276304866" calcext:value-type="float">
            <text:p>1,28</text:p>
          </table:table-cell>
          <table:table-cell table:style-name="ce4" office:value-type="float" office:value="79.2235238985582" calcext:value-type="float">
            <text:p>79,22</text:p>
          </table:table-cell>
          <table:table-cell table:style-name="ce4" office:value-type="float" office:value="92.6406498721807" calcext:value-type="float">
            <text:p>92,6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_CNN_google_conv_lipRNN_256_256__allowSubnetTraining__FC_512_512_512__TCDTIMIT_lipspeakers</text:p>
          </table:table-cell>
          <table:table-cell office:value-type="string" calcext:value-type="string">
            <text:p>RNN__2_LSTMLayer256_256_nbMFCC39_bidirectional__CNN_google_conv_lipRNN_256_256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/>
          <table:table-cell table:style-name="ce3" office:value-type="float" office:value="6197760" calcext:value-type="float">
            <text:p>6,2E+6</text:p>
          </table:table-cell>
          <table:table-cell table:style-name="ce3" office:value-type="float" office:value="33215527" calcext:value-type="float">
            <text:p>33,2E+6</text:p>
          </table:table-cell>
          <table:table-cell table:style-name="ce3" office:value-type="float" office:value="797952" calcext:value-type="float">
            <text:p>798,0E+3</text:p>
          </table:table-cell>
          <table:table-cell table:style-name="ce3" office:value-type="float" office:value="1357568" calcext:value-type="float">
            <text:p>1,4E+6</text:p>
          </table:table-cell>
          <table:table-cell table:style-name="ce3" office:value-type="float" office:value="35371047" calcext:value-type="float">
            <text:p>35,4E+6</text:p>
          </table:table-cell>
          <table:table-cell table:style-name="ce3" office:value-type="float" office:value="33205504" calcext:value-type="float">
            <text:p>33,2E+6</text:p>
          </table:table-cell>
          <table:table-cell table:style-name="ce3" office:value-type="float" office:value="1367591" calcext:value-type="float">
            <text:p>1,4E+6</text:p>
          </table:table-cell>
          <table:table-cell table:style-name="ce3" office:value-type="float" office:value="27017767" calcext:value-type="float">
            <text:p>27,0E+6</text:p>
          </table:table-cell>
          <table:table-cell table:style-name="ce4" office:value-type="float" office:value="1.26732447681328" calcext:value-type="float">
            <text:p>1,27</text:p>
          </table:table-cell>
          <table:table-cell table:style-name="ce4" office:value-type="float" office:value="81.1005534289719" calcext:value-type="float">
            <text:p>81,10</text:p>
          </table:table-cell>
          <table:table-cell table:style-name="ce4" office:value-type="float" office:value="93.9618648678778" calcext:value-type="float">
            <text:p>93,96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>
            <draw:frame table:end-cell-address="combined.E86" table:end-x="49.54mm" table:end-y="1.22mm" draw:z-index="0" draw:style-name="gr1" draw:text-style-name="P1" svg:width="261.71mm" svg:height="136.06mm" svg:x="112.48mm" svg:y="1.47mm">
              <loext:p draw:notify-on-update-of-ranges="combined.F2:combined.F6 combined.E2:combined.E2 combined.H2:combined.H10 combined.E12:combined.E12 combined.H12:combined.H20 combined.E22:combined.E22 combined.H22:combined.H30 combined.E32:combined.E32 combined.H32:combined.H4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bined_whiteNoise" table:style-name="ta4">
        <office:forms form:automatic-focus="false" form:apply-design-mode="false"/>
        <table:table-column table:style-name="co1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08" table:default-cell-style-name="ce1"/>
        <table:table-row table:style-name="ro2">
          <table:table-cell office:value-type="string" calcext:value-type="string">
            <text:p>Network Path</text:p>
          </table:table-cell>
          <table:table-cell office:value-type="string" calcext:value-type="string">
            <text:p>Network 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etwork Name</text:p>
          </table:table-cell>
          <table:table-cell office:value-type="string" calcext:value-type="string">
            <text:p>Noise Type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est Top 3 Accuracy</text:p>
          </table:table-cell>
          <table:table-cell table:style-name="Default" table:number-columns-repeated="8"/>
          <table:table-cell table:number-columns-repeated="1007"/>
        </table:table-row>
        <table:table-row table:style-name="ro4">
          <table:table-cell office:value-type="string" calcext:value-type="string">
            <text:p>/home/matthijs/TCDTIMIT/combinedSR/TCDTIMIT/results/CNN_LSTM/lipspeakers/RNN__2_LSTMLayer256_256_nbMFCC39_bidirectional__CNN_google_conv_lipRNN_256_256__allowSubnetTraining__FC_512_512_512__TCDTIMIT_lipspeakers</text:p>
          </table:table-cell>
          <table:table-cell office:value-type="string" calcext:value-type="string">
            <text:p>RNN__2_LSTMLayer256_256_nbMFCC39_bidirectional__CNN_google_conv_lipRNN_256_256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ce2" office:value-type="string" calcext:value-type="string">
            <text:p>Audio (RF)</text:p>
            <text:p>Lip (RF) : CNN (RF) + LSTM</text:p>
            <text:p>E2E training</text:p>
          </table:table-cell>
          <table:table-cell office:value-type="string" calcext:value-type="string">
            <text:p>White Noise (0 dB)</text:p>
          </table:table-cell>
          <table:table-cell table:style-name="ce4" office:value-type="float" office:value="4.50591134302544" calcext:value-type="float">
            <text:p>4,51</text:p>
          </table:table-cell>
          <table:table-cell table:style-name="ce4" office:value-type="float" office:value="31.1680449809863" calcext:value-type="float">
            <text:p>31,17</text:p>
          </table:table-cell>
          <table:table-cell table:style-name="ce4" office:value-type="float" office:value="52.240430811397" calcext:value-type="float">
            <text:p>52,24</text:p>
          </table:table-cell>
          <table:table-cell table:style-name="Default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_CNN_google_conv_lipRNN_256_256__allowSubnetTraining__FC_512_512_512__TCDTIMIT_lipspeakers</text:p>
          </table:table-cell>
          <table:table-cell office:value-type="string" calcext:value-type="string">
            <text:p>RNN__2_LSTMLayer256_256_nbMFCC39_bidirectional__CNN_google_conv_lipRNN_256_256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Default"/>
          <table:table-cell office:value-type="string" calcext:value-type="string">
            <text:p>White Noise (-3 dB)</text:p>
          </table:table-cell>
          <table:table-cell table:style-name="ce4" office:value-type="float" office:value="4.21182054461855" calcext:value-type="float">
            <text:p>4,21</text:p>
          </table:table-cell>
          <table:table-cell table:style-name="ce4" office:value-type="float" office:value="35.2467342695116" calcext:value-type="float">
            <text:p>35,25</text:p>
          </table:table-cell>
          <table:table-cell table:style-name="ce4" office:value-type="float" office:value="57.2314559092754" calcext:value-type="float">
            <text:p>57,23</text:p>
          </table:table-cell>
          <table:table-cell table:style-name="Default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_CNN_google_conv_lipRNN_256_256__allowSubnetTraining__FC_512_512_512__TCDTIMIT_lipspeakers</text:p>
          </table:table-cell>
          <table:table-cell office:value-type="string" calcext:value-type="string">
            <text:p>RNN__2_LSTMLayer256_256_nbMFCC39_bidirectional__CNN_google_conv_lipRNN_256_256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Default"/>
          <table:table-cell office:value-type="string" calcext:value-type="string">
            <text:p>White Noise (-5 dB)</text:p>
          </table:table-cell>
          <table:table-cell table:style-name="ce4" office:value-type="float" office:value="4.00476372087157" calcext:value-type="float">
            <text:p>4,00</text:p>
          </table:table-cell>
          <table:table-cell table:style-name="ce4" office:value-type="float" office:value="38.2830108657028" calcext:value-type="float">
            <text:p>38,28</text:p>
          </table:table-cell>
          <table:table-cell table:style-name="ce4" office:value-type="float" office:value="60.8370362959553" calcext:value-type="float">
            <text:p>60,84</text:p>
          </table:table-cell>
          <table:table-cell table:style-name="Default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_CNN_google_conv_lipRNN_256_256__allowSubnetTraining__FC_512_512_512__TCDTIMIT_lipspeakers</text:p>
          </table:table-cell>
          <table:table-cell office:value-type="string" calcext:value-type="string">
            <text:p>RNN__2_LSTMLayer256_256_nbMFCC39_bidirectional__CNN_google_conv_lipRNN_256_256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Default"/>
          <table:table-cell office:value-type="string" calcext:value-type="string">
            <text:p>White Noise (-10 dB)</text:p>
          </table:table-cell>
          <table:table-cell table:style-name="ce4" office:value-type="float" office:value="3.54966750702301" calcext:value-type="float">
            <text:p>3,55</text:p>
          </table:table-cell>
          <table:table-cell table:style-name="ce4" office:value-type="float" office:value="45.6392254535254" calcext:value-type="float">
            <text:p>45,64</text:p>
          </table:table-cell>
          <table:table-cell table:style-name="ce4" office:value-type="float" office:value="67.8413578523265" calcext:value-type="float">
            <text:p>67,84</text:p>
          </table:table-cell>
          <table:table-cell table:style-name="Default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_CNN_google_conv_lipRNN_256_256__allowSubnetTraining__FC_512_512_512__TCDTIMIT_lipspeakers</text:p>
          </table:table-cell>
          <table:table-cell office:value-type="string" calcext:value-type="string">
            <text:p>RNN__2_LSTMLayer256_256_nbMFCC39_bidirectional__CNN_google_conv_lipRNN_256_256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Default"/>
          <table:table-cell office:value-type="string" calcext:value-type="string">
            <text:p>No noise</text:p>
          </table:table-cell>
          <table:table-cell table:style-name="ce4" office:value-type="float" office:value="1.26732447681328" calcext:value-type="float">
            <text:p>1,27</text:p>
          </table:table-cell>
          <table:table-cell table:style-name="ce4" office:value-type="float" office:value="81.1005534289719" calcext:value-type="float">
            <text:p>81,10</text:p>
          </table:table-cell>
          <table:table-cell table:style-name="ce4" office:value-type="float" office:value="93.9618648678778" calcext:value-type="float">
            <text:p>93,96</text:p>
          </table:table-cell>
          <table:table-cell table:style-name="Default" table:number-columns-repeated="8"/>
          <table:table-cell table:number-columns-repeated="1007"/>
        </table:table-row>
        <table:table-row table:style-name="ro2">
          <table:table-cell table:style-name="Default" table:number-columns-repeated="6"/>
          <table:table-cell table:style-name="ce4" table:number-columns-repeated="3"/>
          <table:table-cell table:style-name="Default" table:number-columns-repeated="8"/>
          <table:table-cell table:number-columns-repeated="1007"/>
        </table:table-row>
        <table:table-row table:style-name="ro4">
          <table:table-cell office:value-type="string" calcext:value-type="string">
            <text:p>/home/matthijs/TCDTIMIT/combinedSR/TCDTIMIT/results/CNN_LSTM/lipspeakers/RNN__2_LSTMLayer256_256_nbMFCC39_bidirectional__CNN_google_dense_lipRNN_256_256_RNNfeaturesDense__allowSubnetTraining__FC_512_512_512__TCDTIMIT_lipspeakers</text:p>
          </table:table-cell>
          <table:table-cell office:value-type="string" calcext:value-type="string">
            <text:p>RNN__2_LSTMLayer256_256_nbMFCC39_bidirectional__CNN_google_dense_lipRNN_256_256_RNNfeaturesDense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ce2" office:value-type="string" calcext:value-type="string">
            <text:p>Audio (RF)</text:p>
            <text:p>Lip (PF) : CNN (PF) + LSTM</text:p>
            <text:p>E2E training</text:p>
          </table:table-cell>
          <table:table-cell office:value-type="string" calcext:value-type="string">
            <text:p>White Noise (0 dB)</text:p>
          </table:table-cell>
          <table:table-cell table:style-name="ce4" office:value-type="float" office:value="5.16481703494018" calcext:value-type="float">
            <text:p>5,16</text:p>
          </table:table-cell>
          <table:table-cell table:style-name="ce4" office:value-type="float" office:value="15.8467095845189" calcext:value-type="float">
            <text:p>15,85</text:p>
          </table:table-cell>
          <table:table-cell table:style-name="ce4" office:value-type="float" office:value="34.1154064172205" calcext:value-type="float">
            <text:p>34,12</text:p>
          </table:table-cell>
          <table:table-cell table:style-name="Default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_CNN_google_dense_lipRNN_256_256_RNNfeaturesDense__allowSubnetTraining__FC_512_512_512__TCDTIMIT_lipspeakers</text:p>
          </table:table-cell>
          <table:table-cell office:value-type="string" calcext:value-type="string">
            <text:p>RNN__2_LSTMLayer256_256_nbMFCC39_bidirectional__CNN_google_dense_lipRNN_256_256_RNNfeaturesDense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Default"/>
          <table:table-cell office:value-type="string" calcext:value-type="string">
            <text:p>White Noise (-3 dB)</text:p>
          </table:table-cell>
          <table:table-cell table:style-name="ce4" office:value-type="float" office:value="4.90846925483638" calcext:value-type="float">
            <text:p>4,91</text:p>
          </table:table-cell>
          <table:table-cell table:style-name="ce4" office:value-type="float" office:value="19.8646738351166" calcext:value-type="float">
            <text:p>19,86</text:p>
          </table:table-cell>
          <table:table-cell table:style-name="ce4" office:value-type="float" office:value="40.0012897204349" calcext:value-type="float">
            <text:p>40,00</text:p>
          </table:table-cell>
          <table:table-cell table:style-name="Default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_CNN_google_dense_lipRNN_256_256_RNNfeaturesDense__allowSubnetTraining__FC_512_512_512__TCDTIMIT_lipspeakers</text:p>
          </table:table-cell>
          <table:table-cell office:value-type="string" calcext:value-type="string">
            <text:p>RNN__2_LSTMLayer256_256_nbMFCC39_bidirectional__CNN_google_dense_lipRNN_256_256_RNNfeaturesDense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Default"/>
          <table:table-cell office:value-type="string" calcext:value-type="string">
            <text:p>White Noise (-5 dB)</text:p>
          </table:table-cell>
          <table:table-cell table:style-name="ce4" office:value-type="float" office:value="4.68981031421975" calcext:value-type="float">
            <text:p>4,69</text:p>
          </table:table-cell>
          <table:table-cell table:style-name="ce4" office:value-type="float" office:value="23.9290463669605" calcext:value-type="float">
            <text:p>23,93</text:p>
          </table:table-cell>
          <table:table-cell table:style-name="ce4" office:value-type="float" office:value="43.7836546082094" calcext:value-type="float">
            <text:p>43,78</text:p>
          </table:table-cell>
          <table:table-cell table:style-name="Default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_CNN_google_dense_lipRNN_256_256_RNNfeaturesDense__allowSubnetTraining__FC_512_512_512__TCDTIMIT_lipspeakers</text:p>
          </table:table-cell>
          <table:table-cell office:value-type="string" calcext:value-type="string">
            <text:p>RNN__2_LSTMLayer256_256_nbMFCC39_bidirectional__CNN_google_dense_lipRNN_256_256_RNNfeaturesDense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Default"/>
          <table:table-cell office:value-type="string" calcext:value-type="string">
            <text:p>White Noise (-10 dB)</text:p>
          </table:table-cell>
          <table:table-cell table:style-name="ce4" office:value-type="float" office:value="4.34260733612688" calcext:value-type="float">
            <text:p>4,34</text:p>
          </table:table-cell>
          <table:table-cell table:style-name="ce4" office:value-type="float" office:value="31.5335868724755" calcext:value-type="float">
            <text:p>31,53</text:p>
          </table:table-cell>
          <table:table-cell table:style-name="ce4" office:value-type="float" office:value="52.6590838662838" calcext:value-type="float">
            <text:p>52,66</text:p>
          </table:table-cell>
          <table:table-cell table:style-name="Default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_CNN_google_dense_lipRNN_256_256_RNNfeaturesDense__allowSubnetTraining__FC_512_512_512__TCDTIMIT_lipspeakers</text:p>
          </table:table-cell>
          <table:table-cell office:value-type="string" calcext:value-type="string">
            <text:p>RNN__2_LSTMLayer256_256_nbMFCC39_bidirectional__CNN_google_dense_lipRNN_256_256_RNNfeaturesDense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Default"/>
          <table:table-cell office:value-type="string" calcext:value-type="string">
            <text:p>No noise</text:p>
          </table:table-cell>
          <table:table-cell table:style-name="ce4" office:value-type="float" office:value="1.28486627195176" calcext:value-type="float">
            <text:p>1,28</text:p>
          </table:table-cell>
          <table:table-cell table:style-name="ce4" office:value-type="float" office:value="76.0827000652041" calcext:value-type="float">
            <text:p>76,08</text:p>
          </table:table-cell>
          <table:table-cell table:style-name="ce4" office:value-type="float" office:value="92.848491950637" calcext:value-type="float">
            <text:p>92,85</text:p>
          </table:table-cell>
          <table:table-cell table:style-name="Default" table:number-columns-repeated="8"/>
          <table:table-cell table:number-columns-repeated="1007"/>
        </table:table-row>
        <table:table-row table:style-name="ro2">
          <table:table-cell table:style-name="Default" table:number-columns-repeated="6"/>
          <table:table-cell table:style-name="ce4" table:number-columns-repeated="3"/>
          <table:table-cell table:style-name="Default" table:number-columns-repeated="8"/>
          <table:table-cell table:number-columns-repeated="1007"/>
        </table:table-row>
        <table:table-row table:style-name="ro4">
          <table:table-cell office:value-type="string" calcext:value-type="string">
            <text:p>/home/matthijs/TCDTIMIT/combinedSR/TCDTIMIT/results/CNN_LSTM/lipspeakers/RNN__2_LSTMLayer256_256_nbMFCC39_bidirectional_audioDense__CNN_google_conv_lipRNN_256_256__allowSubnetTraining__FC_512_512_512__TCDTIMIT_lipspeakers</text:p>
          </table:table-cell>
          <table:table-cell office:value-type="string" calcext:value-type="string">
            <text:p>RNN__2_LSTMLayer256_256_nbMFCC39_bidirectional_audioDense__CNN_google_conv_lipRNN_256_256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ce2" office:value-type="string" calcext:value-type="string">
            <text:p>Audio (PF)</text:p>
            <text:p>Lip (RF) : CNN (RF) + LSTM</text:p>
            <text:p>E2E training</text:p>
          </table:table-cell>
          <table:table-cell office:value-type="string" calcext:value-type="string">
            <text:p>White Noise (0 dB)</text:p>
          </table:table-cell>
          <table:table-cell table:style-name="ce4" office:value-type="float" office:value="3.69854776632218" calcext:value-type="float">
            <text:p>3,70</text:p>
          </table:table-cell>
          <table:table-cell table:style-name="ce4" office:value-type="float" office:value="39.2029172285295" calcext:value-type="float">
            <text:p>39,20</text:p>
          </table:table-cell>
          <table:table-cell table:style-name="ce4" office:value-type="float" office:value="63.7982089306863" calcext:value-type="float">
            <text:p>63,80</text:p>
          </table:table-cell>
          <table:table-cell table:style-name="Default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audioDense__CNN_google_conv_lipRNN_256_256__allowSubnetTraining__FC_512_512_512__TCDTIMIT_lipspeakers</text:p>
          </table:table-cell>
          <table:table-cell office:value-type="string" calcext:value-type="string">
            <text:p>RNN__2_LSTMLayer256_256_nbMFCC39_bidirectional_audioDense__CNN_google_conv_lipRNN_256_256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Default"/>
          <table:table-cell office:value-type="string" calcext:value-type="string">
            <text:p>White Noise (-3 dB)</text:p>
          </table:table-cell>
          <table:table-cell table:style-name="ce4" office:value-type="float" office:value="3.51217209467124" calcext:value-type="float">
            <text:p>3,51</text:p>
          </table:table-cell>
          <table:table-cell table:style-name="ce4" office:value-type="float" office:value="42.5894911800112" calcext:value-type="float">
            <text:p>42,59</text:p>
          </table:table-cell>
          <table:table-cell table:style-name="ce4" office:value-type="float" office:value="67.4002351716056" calcext:value-type="float">
            <text:p>67,40</text:p>
          </table:table-cell>
          <table:table-cell table:style-name="Default" table:number-columns-repeated="8"/>
          <table:table-cell table:number-columns-repeated="1007"/>
        </table:table-row>
        <table:table-row table:style-name="ro4">
          <table:table-cell office:value-type="string" calcext:value-type="string">
            <text:p>/home/matthijs/TCDTIMIT/combinedSR/TCDTIMIT/results/CNN_LSTM/lipspeakers/RNN__2_LSTMLayer256_256_nbMFCC39_bidirectional_audioDense__CNN_google_conv_lipRNN_256_256__allowSubnetTraining__FC_512_512_512__TCDTIMIT_lipspeakers</text:p>
          </table:table-cell>
          <table:table-cell office:value-type="string" calcext:value-type="string">
            <text:p>RNN__2_LSTMLayer256_256_nbMFCC39_bidirectional_audioDense__CNN_google_conv_lipRNN_256_256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Default"/>
          <table:table-cell office:value-type="string" calcext:value-type="string">
            <text:p>White Noise (-5 dB)</text:p>
          </table:table-cell>
          <table:table-cell table:style-name="ce4" office:value-type="float" office:value="3.37116603985493" calcext:value-type="float">
            <text:p>3,37</text:p>
          </table:table-cell>
          <table:table-cell table:style-name="ce4" office:value-type="float" office:value="44.5958792582735" calcext:value-type="float">
            <text:p>44,60</text:p>
          </table:table-cell>
          <table:table-cell table:style-name="ce4" office:value-type="float" office:value="68.7932104310597" calcext:value-type="float">
            <text:p>68,79</text:p>
          </table:table-cell>
          <table:table-cell table:style-name="Default" table:number-columns-repeated="5"/>
          <table:table-cell table:style-name="ce2" office:value-type="string" calcext:value-type="string">
            <text:p>Audio (RF)</text:p>
            <text:p>Lip (RF) : CNN (RF) + LSTM</text:p>
            <text:p>AllowSubNetTraining</text:p>
          </table:table-cell>
          <table:table-cell office:value-type="string" calcext:value-type="string">
            <text:p>E2E: Audio (RF) + Lipreading (RF, CNN (RF) + LSTM)</text:p>
          </table:table-cell>
          <table:table-cell table:style-name="ce4" office:value-type="float" office:value="81.1005534289719" calcext:value-type="float">
            <text:p>81,10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/home/matthijs/TCDTIMIT/combinedSR/TCDTIMIT/results/CNN_LSTM/lipspeakers/RNN__2_LSTMLayer256_256_nbMFCC39_bidirectional_audioDense__CNN_google_conv_lipRNN_256_256__allowSubnetTraining__FC_512_512_512__TCDTIMIT_lipspeakers</text:p>
          </table:table-cell>
          <table:table-cell office:value-type="string" calcext:value-type="string">
            <text:p>RNN__2_LSTMLayer256_256_nbMFCC39_bidirectional_audioDense__CNN_google_conv_lipRNN_256_256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Default"/>
          <table:table-cell office:value-type="string" calcext:value-type="string">
            <text:p>White Noise (-10 dB)</text:p>
          </table:table-cell>
          <table:table-cell table:style-name="ce4" office:value-type="float" office:value="3.00779681965644" calcext:value-type="float">
            <text:p>3,01</text:p>
          </table:table-cell>
          <table:table-cell table:style-name="ce4" office:value-type="float" office:value="50.7525701543469" calcext:value-type="float">
            <text:p>50,75</text:p>
          </table:table-cell>
          <table:table-cell table:style-name="ce4" office:value-type="float" office:value="73.7877709383067" calcext:value-type="float">
            <text:p>73,79</text:p>
          </table:table-cell>
          <table:table-cell table:style-name="Default" table:number-columns-repeated="5"/>
          <table:table-cell table:style-name="ce2" office:value-type="string" calcext:value-type="string">
            <text:p>Audio (RF) </text:p>
            <text:p>Lip (RF):  CNN (RF) + LSTM 256</text:p>
            <text:p>No subnet training</text:p>
          </table:table-cell>
          <table:table-cell office:value-type="string" calcext:value-type="string">
            <text:p>Not E2E: Audio (RF) + Lipreading (RF, CNN (RF)+ LSTM)</text:p>
          </table:table-cell>
          <table:table-cell table:style-name="ce4" office:value-type="float" office:value="77.59" calcext:value-type="float">
            <text:p>77,59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/home/matthijs/TCDTIMIT/combinedSR/TCDTIMIT/results/CNN_LSTM/lipspeakers/RNN__2_LSTMLayer256_256_nbMFCC39_bidirectional_audioDense__CNN_google_conv_lipRNN_256_256__allowSubnetTraining__FC_512_512_512__TCDTIMIT_lipspeakers</text:p>
          </table:table-cell>
          <table:table-cell office:value-type="string" calcext:value-type="string">
            <text:p>RNN__2_LSTMLayer256_256_nbMFCC39_bidirectional_audioDense__CNN_google_conv_lipRNN_256_256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Default"/>
          <table:table-cell office:value-type="string" calcext:value-type="string">
            <text:p>No noise</text:p>
          </table:table-cell>
          <table:table-cell table:style-name="ce4" office:value-type="float" office:value="1.28288276304866" calcext:value-type="float">
            <text:p>1,28</text:p>
          </table:table-cell>
          <table:table-cell table:style-name="ce4" office:value-type="float" office:value="79.2235238985582" calcext:value-type="float">
            <text:p>79,22</text:p>
          </table:table-cell>
          <table:table-cell table:style-name="ce4" office:value-type="float" office:value="92.6406498721807" calcext:value-type="float">
            <text:p>92,64</text:p>
          </table:table-cell>
          <table:table-cell table:style-name="Default" table:number-columns-repeated="5"/>
          <table:table-cell table:style-name="ce2" office:value-type="string" calcext:value-type="string">
            <text:p>Audio (RF)</text:p>
            <text:p>Lip (PF) : CNN (PF) + LSTM</text:p>
            <text:p>AllowSubNetTraining</text:p>
          </table:table-cell>
          <table:table-cell office:value-type="string" calcext:value-type="string">
            <text:p>E2E: Audio (RF) + Lipreading (PF, CNN (PF) + LSTM)</text:p>
          </table:table-cell>
          <table:table-cell table:style-name="ce4" office:value-type="float" office:value="76.0827000652041" calcext:value-type="float">
            <text:p>76,08</text:p>
          </table:table-cell>
          <table:table-cell table:number-columns-repeated="1007"/>
        </table:table-row>
        <table:table-row table:style-name="ro4">
          <table:table-cell table:style-name="Default" table:number-columns-repeated="6"/>
          <table:table-cell table:style-name="ce4" table:number-columns-repeated="3"/>
          <table:table-cell table:style-name="Default" table:number-columns-repeated="5"/>
          <table:table-cell table:style-name="ce2" office:value-type="string" calcext:value-type="string">
            <text:p>Audio (PF)</text:p>
            <text:p>Lip (RF) : CNN (RF) + LSTM</text:p>
            <text:p>AllowSubNetTraining</text:p>
          </table:table-cell>
          <table:table-cell office:value-type="string" calcext:value-type="string">
            <text:p>E2E: Audio (PF) + Lipreading (RF, CNN (RF) + LSTM)</text:p>
          </table:table-cell>
          <table:table-cell table:style-name="ce4" office:value-type="float" office:value="79.2235238985582" calcext:value-type="float">
            <text:p>79,22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/home/matthijs/TCDTIMIT/combinedSR/TCDTIMIT/results/CNN_LSTM/lipspeakers/RNN__2_LSTMLayer256_256_nbMFCC39_bidirectional_audioDense__CNN_google_dense_lipRNN_256_256_RNNfeaturesDense__allowSubnetTraining__FC_512_512_512__TCDTIMIT_lipspeakers</text:p>
          </table:table-cell>
          <table:table-cell office:value-type="string" calcext:value-type="string">
            <text:p>RNN__2_LSTMLayer256_256_nbMFCC39_bidirectional_audioDense__CNN_google_dense_lipRNN_256_256_RNNfeaturesDense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ce2" office:value-type="string" calcext:value-type="string">
            <text:p>Audio (PF)</text:p>
            <text:p>Lip (PF) : CNN (PF) + LSTM</text:p>
            <text:p>E2E training</text:p>
          </table:table-cell>
          <table:table-cell office:value-type="string" calcext:value-type="string">
            <text:p>White Noise (0 dB)</text:p>
          </table:table-cell>
          <table:table-cell table:style-name="ce4" office:value-type="float" office:value="5.17236720947992" calcext:value-type="float">
            <text:p>5,17</text:p>
          </table:table-cell>
          <table:table-cell table:style-name="ce4" office:value-type="float" office:value="17.6997430235535" calcext:value-type="float">
            <text:p>17,70</text:p>
          </table:table-cell>
          <table:table-cell table:style-name="ce4" office:value-type="float" office:value="32.2509701946467" calcext:value-type="float">
            <text:p>32,25</text:p>
          </table:table-cell>
          <table:table-cell table:style-name="Default" table:number-columns-repeated="5"/>
          <table:table-cell table:style-name="ce2" office:value-type="string" calcext:value-type="string">
            <text:p>Audio (PF)</text:p>
            <text:p>Lip (PF) : CNN (PF) + LSTM</text:p>
            <text:p>AllowSubNetTraining</text:p>
          </table:table-cell>
          <table:table-cell office:value-type="string" calcext:value-type="string">
            <text:p>E2E: Audio (PF) + Lipreading (PF, CNN (PF) + LSTM)</text:p>
          </table:table-cell>
          <table:table-cell table:style-name="ce4" office:value-type="float" office:value="75.869098447618" calcext:value-type="float">
            <text:p>75,8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audioDense__CNN_google_dense_lipRNN_256_256_RNNfeaturesDense__allowSubnetTraining__FC_512_512_512__TCDTIMIT_lipspeakers</text:p>
          </table:table-cell>
          <table:table-cell office:value-type="string" calcext:value-type="string">
            <text:p>RNN__2_LSTMLayer256_256_nbMFCC39_bidirectional_audioDense__CNN_google_dense_lipRNN_256_256_RNNfeaturesDense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Default"/>
          <table:table-cell office:value-type="string" calcext:value-type="string">
            <text:p>White Noise (-3 dB)</text:p>
          </table:table-cell>
          <table:table-cell table:style-name="ce4" office:value-type="float" office:value="4.78288699538161" calcext:value-type="float">
            <text:p>4,78</text:p>
          </table:table-cell>
          <table:table-cell table:style-name="ce4" office:value-type="float" office:value="22.2926729072482" calcext:value-type="float">
            <text:p>22,29</text:p>
          </table:table-cell>
          <table:table-cell table:style-name="ce4" office:value-type="float" office:value="38.1754987109976" calcext:value-type="float">
            <text:p>38,18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audioDense__CNN_google_dense_lipRNN_256_256_RNNfeaturesDense__allowSubnetTraining__FC_512_512_512__TCDTIMIT_lipspeakers</text:p>
          </table:table-cell>
          <table:table-cell office:value-type="string" calcext:value-type="string">
            <text:p>RNN__2_LSTMLayer256_256_nbMFCC39_bidirectional_audioDense__CNN_google_dense_lipRNN_256_256_RNNfeaturesDense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Default"/>
          <table:table-cell office:value-type="string" calcext:value-type="string">
            <text:p>White Noise (-5 dB)</text:p>
          </table:table-cell>
          <table:table-cell table:style-name="ce4" office:value-type="float" office:value="4.49277770570862" calcext:value-type="float">
            <text:p>4,49</text:p>
          </table:table-cell>
          <table:table-cell table:style-name="ce4" office:value-type="float" office:value="24.8484620010053" calcext:value-type="float">
            <text:p>24,85</text:p>
          </table:table-cell>
          <table:table-cell table:style-name="ce4" office:value-type="float" office:value="41.9452688694226" calcext:value-type="float">
            <text:p>41,95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audioDense__CNN_google_dense_lipRNN_256_256_RNNfeaturesDense__allowSubnetTraining__FC_512_512_512__TCDTIMIT_lipspeakers</text:p>
          </table:table-cell>
          <table:table-cell office:value-type="string" calcext:value-type="string">
            <text:p>RNN__2_LSTMLayer256_256_nbMFCC39_bidirectional_audioDense__CNN_google_dense_lipRNN_256_256_RNNfeaturesDense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Default"/>
          <table:table-cell office:value-type="string" calcext:value-type="string">
            <text:p>White Noise (-10 dB)</text:p>
          </table:table-cell>
          <table:table-cell table:style-name="ce4" office:value-type="float" office:value="3.95509041387797" calcext:value-type="float">
            <text:p>3,96</text:p>
          </table:table-cell>
          <table:table-cell table:style-name="ce4" office:value-type="float" office:value="33.1128734724346" calcext:value-type="float">
            <text:p>33,11</text:p>
          </table:table-cell>
          <table:table-cell table:style-name="ce4" office:value-type="float" office:value="51.3153835772069" calcext:value-type="float">
            <text:p>51,32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audioDense__CNN_google_dense_lipRNN_256_256_RNNfeaturesDense__allowSubnetTraining__FC_512_512_512__TCDTIMIT_lipspeakers</text:p>
          </table:table-cell>
          <table:table-cell office:value-type="string" calcext:value-type="string">
            <text:p>RNN__2_LSTMLayer256_256_nbMFCC39_bidirectional_audioDense__CNN_google_dense_lipRNN_256_256_RNNfeaturesDense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style-name="Default"/>
          <table:table-cell office:value-type="string" calcext:value-type="string">
            <text:p>No noise</text:p>
          </table:table-cell>
          <table:table-cell table:style-name="ce4" office:value-type="float" office:value="1.15675148284022" calcext:value-type="float">
            <text:p>1,16</text:p>
          </table:table-cell>
          <table:table-cell table:style-name="ce4" office:value-type="float" office:value="75.869098447618" calcext:value-type="float">
            <text:p>75,87</text:p>
          </table:table-cell>
          <table:table-cell table:style-name="ce4" office:value-type="float" office:value="90.4209276370666" calcext:value-type="float">
            <text:p>90,42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table:style-name="Default" table:number-columns-repeated="6"/>
          <table:table-cell table:style-name="ce4" table:number-columns-repeated="3"/>
          <table:table-cell table:style-name="Default" table:number-columns-repeated="7"/>
          <table:table-cell table:number-columns-repeated="1008"/>
        </table:table-row>
        <table:table-row table:style-name="ro5">
          <table:table-cell office:value-type="string" calcext:value-type="string">
            <text:p>RNN__2_LSTMLayer512_512_nbMFCC39_bidirectional__CNN_google_conv_lipRNN_256_256__FC_512_512_512__TCDTIMIT_lipspeakers</text:p>
          </table:table-cell>
          <table:table-cell table:style-name="ce2" office:value-type="string" calcext:value-type="string">
            <text:p>Multimodal (no attention):</text:p>
            <text:p>Audio:LSTM 256 / 2 RF | Lipreading: google RF + LSTM 256 / 2 RF | Combination:  FC 512 /3 </text:p>
            <text:p>Train withclean audio</text:p>
          </table:table-cell>
          <table:table-cell table:number-columns-repeated="2" office:value-type="string" calcext:value-type="string">
            <text:p>TCDTIMIT</text:p>
          </table:table-cell>
          <table:table-cell table:style-name="ce2" office:value-type="string" calcext:value-type="string">
            <text:p>Audio (RF) </text:p>
            <text:p>Lip (RF):  CNN (RF) + LSTM 256</text:p>
            <text:p>Normal training</text:p>
          </table:table-cell>
          <table:table-cell office:value-type="string" calcext:value-type="string">
            <text:p>White Noise (0 dB)</text:p>
          </table:table-cell>
          <table:table-cell table:style-name="ce4" office:value-type="float" office:value="4.51521501087007" calcext:value-type="float">
            <text:p>4,52</text:p>
          </table:table-cell>
          <table:table-cell table:style-name="ce4" office:value-type="float" office:value="42.032983383059" calcext:value-type="float">
            <text:p>42,03</text:p>
          </table:table-cell>
          <table:table-cell table:style-name="ce4" office:value-type="float" office:value="64.8792022267378" calcext:value-type="float">
            <text:p>64,88</text:p>
          </table:table-cell>
          <table:table-cell table:style-name="Default" table:number-columns-repeated="7"/>
          <table:table-cell table:number-columns-repeated="1008"/>
        </table:table-row>
        <table:table-row table:style-name="ro4">
          <table:table-cell office:value-type="string" calcext:value-type="string">
            <text:p>RNN__2_LSTMLayer512_512_nbMFCC39_bidirectional__CNN_google_conv_lipRNN_256_256__FC_512_512_512__TCDTIMIT_lipspeakers</text:p>
          </table:table-cell>
          <table:table-cell table:style-name="ce2" office:value-type="string" calcext:value-type="string">
            <text:p>Multimodal: </text:p>
            <text:p>Audio:LSTM 256 / 2 RF | Lipreading: google RF + LSTM 256 / 2 RF | Combination:  FC 512 /3 </text:p>
          </table:table-cell>
          <table:table-cell table:number-columns-repeated="2" office:value-type="string" calcext:value-type="string">
            <text:p>TCDTIMIT</text:p>
          </table:table-cell>
          <table:table-cell/>
          <table:table-cell office:value-type="string" calcext:value-type="string">
            <text:p>White Noise (-3 dB)</text:p>
          </table:table-cell>
          <table:table-cell table:style-name="ce4" office:value-type="float" office:value="4.23990299278524" calcext:value-type="float">
            <text:p>4,24</text:p>
          </table:table-cell>
          <table:table-cell table:style-name="ce4" office:value-type="float" office:value="45.0673485344107" calcext:value-type="float">
            <text:p>45,07</text:p>
          </table:table-cell>
          <table:table-cell table:style-name="ce4" office:value-type="float" office:value="68.4640339210997" calcext:value-type="float">
            <text:p>68,46</text:p>
          </table:table-cell>
          <table:table-cell table:style-name="Default" table:number-columns-repeated="7"/>
          <table:table-cell table:number-columns-repeated="1008"/>
        </table:table-row>
        <table:table-row table:style-name="ro4">
          <table:table-cell office:value-type="string" calcext:value-type="string">
            <text:p>RNN__2_LSTMLayer512_512_nbMFCC39_bidirectional__CNN_google_conv_lipRNN_256_256__FC_512_512_512__TCDTIMIT_lipspeakers</text:p>
          </table:table-cell>
          <table:table-cell table:style-name="ce2" office:value-type="string" calcext:value-type="string">
            <text:p>Multimodal: </text:p>
            <text:p>Audio:LSTM 256 / 2 RF | Lipreading: google RF + LSTM 256 / 2 RF | Combination:  FC 512 /3 </text:p>
          </table:table-cell>
          <table:table-cell table:number-columns-repeated="2" office:value-type="string" calcext:value-type="string">
            <text:p>TCDTIMIT</text:p>
          </table:table-cell>
          <table:table-cell/>
          <table:table-cell office:value-type="string" calcext:value-type="string">
            <text:p>White Noise (-5 dB)</text:p>
          </table:table-cell>
          <table:table-cell table:style-name="ce4" office:value-type="float" office:value="4.04285611528339" calcext:value-type="float">
            <text:p>4,04</text:p>
          </table:table-cell>
          <table:table-cell table:style-name="ce4" office:value-type="float" office:value="46.6967839828301" calcext:value-type="float">
            <text:p>46,70</text:p>
          </table:table-cell>
          <table:table-cell table:style-name="ce4" office:value-type="float" office:value="70.7557559964784" calcext:value-type="float">
            <text:p>70,76</text:p>
          </table:table-cell>
          <table:table-cell table:style-name="Default" table:number-columns-repeated="7"/>
          <table:table-cell table:number-columns-repeated="1008"/>
        </table:table-row>
        <table:table-row table:style-name="ro4">
          <table:table-cell office:value-type="string" calcext:value-type="string">
            <text:p>RNN__2_LSTMLayer512_512_nbMFCC39_bidirectional__CNN_google_conv_lipRNN_256_256__FC_512_512_512__TCDTIMIT_lipspeakers</text:p>
          </table:table-cell>
          <table:table-cell table:style-name="ce2" office:value-type="string" calcext:value-type="string">
            <text:p>Multimodal: </text:p>
            <text:p>Audio:LSTM 256 / 2 RF | Lipreading: google RF + LSTM 256 / 2 RF | Combination:  FC 512 /3 </text:p>
          </table:table-cell>
          <table:table-cell table:number-columns-repeated="2" office:value-type="string" calcext:value-type="string">
            <text:p>TCDTIMIT</text:p>
          </table:table-cell>
          <table:table-cell/>
          <table:table-cell office:value-type="string" calcext:value-type="string">
            <text:p>White Noise (-10 dB)</text:p>
          </table:table-cell>
          <table:table-cell table:style-name="ce4" office:value-type="float" office:value="3.56095870955166" calcext:value-type="float">
            <text:p>3,56</text:p>
          </table:table-cell>
          <table:table-cell table:style-name="ce4" office:value-type="float" office:value="51.5734888000406" calcext:value-type="float">
            <text:p>51,57</text:p>
          </table:table-cell>
          <table:table-cell table:style-name="ce4" office:value-type="float" office:value="76.1161291046767" calcext:value-type="float">
            <text:p>76,12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table:style-name="Default" table:number-columns-repeated="4"/>
          <table:table-cell/>
          <table:table-cell office:value-type="string" calcext:value-type="string">
            <text:p>No noise</text:p>
          </table:table-cell>
          <table:table-cell table:style-name="ce4" office:value-type="float" office:value="1.26732447681328" calcext:value-type="float">
            <text:p>1,27</text:p>
          </table:table-cell>
          <table:table-cell table:style-name="ce4" office:value-type="float" office:value="77.59" calcext:value-type="float">
            <text:p>77,59</text:p>
          </table:table-cell>
          <table:table-cell table:style-name="ce4" office:value-type="float" office:value="93.8535594018632" calcext:value-type="float">
            <text:p>93,85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table:style-name="Default" table:number-columns-repeated="4"/>
          <table:table-cell/>
          <table:table-cell table:style-name="Default"/>
          <table:table-cell table:style-name="ce4" table:number-columns-repeated="3"/>
          <table:table-cell table:style-name="Default" table:number-columns-repeated="7"/>
          <table:table-cell table:number-columns-repeated="1008"/>
        </table:table-row>
        <table:table-row table:style-name="ro2" table:number-rows-repeated="4">
          <table:table-cell table:style-name="Default" table:number-columns-repeated="4"/>
          <table:table-cell/>
          <table:table-cell table:style-name="Default" table:number-columns-repeated="11"/>
          <table:table-cell table:number-columns-repeated="1008"/>
        </table:table-row>
        <table:table-row table:style-name="ro2">
          <table:table-cell table:style-name="Default" table:number-columns-repeated="4"/>
          <table:table-cell/>
          <table:table-cell office:value-type="string" calcext:value-type="string">
            <text:p>nb_CNN_used</text:p>
          </table:table-cell>
          <table:table-cell office:value-type="string" calcext:value-type="string">
            <text:p>nb_lipreading</text:p>
          </table:table-cell>
          <table:table-cell office:value-type="string" calcext:value-type="string">
            <text:p>nb_combining</text:p>
          </table:table-cell>
          <table:table-cell office:value-type="string" calcext:value-type="string">
            <text:p>nb_audio_features</text:p>
          </table:table-cell>
          <table:table-cell office:value-type="string" calcext:value-type="string">
            <text:p>nb_total</text:p>
          </table:table-cell>
          <table:table-cell office:value-type="string" calcext:value-type="string">
            <text:p>nb_lipreading_features</text:p>
          </table:table-cell>
          <table:table-cell office:value-type="string" calcext:value-type="string">
            <text:p>nb_audio</text:p>
          </table:table-cell>
          <table:table-cell office:value-type="string" calcext:value-type="string">
            <text:p>nb_lipRNN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est Top 3 Accuracy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audioDense__CNN_google_dense_lipRNN_256_256_RNNfeaturesDense__allowSubnetTraining__FC_512_512_512__TCDTIMIT_lipspeakers</text:p>
          </table:table-cell>
          <table:table-cell office:value-type="string" calcext:value-type="string">
            <text:p>RNN__2_LSTMLayer256_256_nbMFCC39_bidirectional_audioDense__CNN_google_dense_lipRNN_256_256_RNNfeaturesDense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/>
          <table:table-cell table:style-name="ce3" office:value-type="float" office:value="7176231" calcext:value-type="float">
            <text:p>7,2E+6</text:p>
          </table:table-cell>
          <table:table-cell table:style-name="ce3" office:value-type="float" office:value="8543822" calcext:value-type="float">
            <text:p>8,5E+6</text:p>
          </table:table-cell>
          <table:table-cell table:style-name="ce3" office:value-type="float" office:value="585767" calcext:value-type="float">
            <text:p>585,8E+3</text:p>
          </table:table-cell>
          <table:table-cell table:style-name="ce3" office:value-type="float" office:value="1367591" calcext:value-type="float">
            <text:p>1,4E+6</text:p>
          </table:table-cell>
          <table:table-cell table:style-name="ce3" office:value-type="float" office:value="10497180" calcext:value-type="float">
            <text:p>10,5E+6</text:p>
          </table:table-cell>
          <table:table-cell table:style-name="ce3" office:value-type="float" office:value="8543822" calcext:value-type="float">
            <text:p>8,5E+6</text:p>
          </table:table-cell>
          <table:table-cell table:number-columns-repeated="2" table:style-name="ce3" office:value-type="float" office:value="1367591" calcext:value-type="float">
            <text:p>1,4E+6</text:p>
          </table:table-cell>
          <table:table-cell table:style-name="ce4" office:value-type="float" office:value="1.15675148284022" calcext:value-type="float">
            <text:p>1,16</text:p>
          </table:table-cell>
          <table:table-cell table:style-name="ce4" office:value-type="float" office:value="75.869098447618" calcext:value-type="float">
            <text:p>75,87</text:p>
          </table:table-cell>
          <table:table-cell table:style-name="ce4" office:value-type="float" office:value="90.4209276370666" calcext:value-type="float">
            <text:p>90,4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_CNN_google_dense_lipRNN_256_256_RNNfeaturesDense__allowSubnetTraining__FC_512_512_512__TCDTIMIT_lipspeakers</text:p>
          </table:table-cell>
          <table:table-cell office:value-type="string" calcext:value-type="string">
            <text:p>RNN__2_LSTMLayer256_256_nbMFCC39_bidirectional__CNN_google_dense_lipRNN_256_256_RNNfeaturesDense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/>
          <table:table-cell table:style-name="ce3" office:value-type="float" office:value="7176231" calcext:value-type="float">
            <text:p>7,2E+6</text:p>
          </table:table-cell>
          <table:table-cell table:style-name="ce3" office:value-type="float" office:value="8543822" calcext:value-type="float">
            <text:p>8,5E+6</text:p>
          </table:table-cell>
          <table:table-cell table:style-name="ce3" office:value-type="float" office:value="686848" calcext:value-type="float">
            <text:p>686,8E+3</text:p>
          </table:table-cell>
          <table:table-cell table:style-name="ce3" office:value-type="float" office:value="1357568" calcext:value-type="float">
            <text:p>1,4E+6</text:p>
          </table:table-cell>
          <table:table-cell table:style-name="ce3" office:value-type="float" office:value="10598261" calcext:value-type="float">
            <text:p>10,6E+6</text:p>
          </table:table-cell>
          <table:table-cell table:style-name="ce3" office:value-type="float" office:value="8543822" calcext:value-type="float">
            <text:p>8,5E+6</text:p>
          </table:table-cell>
          <table:table-cell table:number-columns-repeated="2" table:style-name="ce3" office:value-type="float" office:value="1367591" calcext:value-type="float">
            <text:p>1,4E+6</text:p>
          </table:table-cell>
          <table:table-cell table:style-name="ce4" office:value-type="float" office:value="1.28486627195176" calcext:value-type="float">
            <text:p>1,28</text:p>
          </table:table-cell>
          <table:table-cell table:style-name="ce4" office:value-type="float" office:value="76.0827000652041" calcext:value-type="float">
            <text:p>76,08</text:p>
          </table:table-cell>
          <table:table-cell table:style-name="ce4" office:value-type="float" office:value="92.848491950637" calcext:value-type="float">
            <text:p>92,8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audioDense__CNN_google_conv_lipRNN_256_256__allowSubnetTraining__FC_512_512_512__TCDTIMIT_lipspeakers</text:p>
          </table:table-cell>
          <table:table-cell office:value-type="string" calcext:value-type="string">
            <text:p>RNN__2_LSTMLayer256_256_nbMFCC39_bidirectional_audioDense__CNN_google_conv_lipRNN_256_256__allowSubnetTraining__FC_512_512_512__TCDTIMIT_lipspeakers</text:p>
            <draw:frame table:end-cell-address="combined_whiteNoise.K67" table:end-x="0.61mm" table:end-y="2.46mm" draw:z-index="0" draw:style-name="gr1" draw:text-style-name="P1" svg:width="249.16mm" svg:height="128.62mm" svg:x="60.49mm" svg:y="0.98mm">
              <loext:p draw:notify-on-update-of-ranges="combined_whiteNoise.F2:combined_whiteNoise.F6 combined_whiteNoise.E26:combined_whiteNoise.E26 combined_whiteNoise.H26:combined_whiteNoise.H30 combined_whiteNoise.E2:combined_whiteNoise.E2 combined_whiteNoise.H2:combined_whiteNoise.H6 combined_whiteNoise.E8:combined_whiteNoise.E8 combined_whiteNoise.H8:combined_whiteNoise.H12 combined_whiteNoise.E14:combined_whiteNoise.E14 combined_whiteNoise.H14:combined_whiteNoise.H18 combined_whiteNoise.E20:combined_whiteNoise.E20 combined_whiteNoise.H20:combined_whiteNoise.H24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 office:value-type="string" calcext:value-type="string">
            <text:p>TCDTIMIT</text:p>
          </table:table-cell>
          <table:table-cell/>
          <table:table-cell table:style-name="ce3" office:value-type="float" office:value="6197760" calcext:value-type="float">
            <text:p>6,2E+6</text:p>
          </table:table-cell>
          <table:table-cell table:style-name="ce3" office:value-type="float" office:value="33215527" calcext:value-type="float">
            <text:p>33,2E+6</text:p>
          </table:table-cell>
          <table:table-cell table:style-name="ce3" office:value-type="float" office:value="696871" calcext:value-type="float">
            <text:p>696,9E+3</text:p>
          </table:table-cell>
          <table:table-cell table:style-name="ce3" office:value-type="float" office:value="1367591" calcext:value-type="float">
            <text:p>1,4E+6</text:p>
          </table:table-cell>
          <table:table-cell table:style-name="ce3" office:value-type="float" office:value="35269966" calcext:value-type="float">
            <text:p>35,3E+6</text:p>
          </table:table-cell>
          <table:table-cell table:style-name="ce3" office:value-type="float" office:value="33205504" calcext:value-type="float">
            <text:p>33,2E+6</text:p>
          </table:table-cell>
          <table:table-cell table:style-name="ce3" office:value-type="float" office:value="1367591" calcext:value-type="float">
            <text:p>1,4E+6</text:p>
          </table:table-cell>
          <table:table-cell table:style-name="ce3" office:value-type="float" office:value="27017767" calcext:value-type="float">
            <text:p>27,0E+6</text:p>
          </table:table-cell>
          <table:table-cell table:style-name="ce4" office:value-type="float" office:value="1.28288276304866" calcext:value-type="float">
            <text:p>1,28</text:p>
          </table:table-cell>
          <table:table-cell table:style-name="ce4" office:value-type="float" office:value="79.2235238985582" calcext:value-type="float">
            <text:p>79,22</text:p>
          </table:table-cell>
          <table:table-cell table:style-name="ce4" office:value-type="float" office:value="92.6406498721807" calcext:value-type="float">
            <text:p>92,6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/home/matthijs/TCDTIMIT/combinedSR/TCDTIMIT/results/CNN_LSTM/lipspeakers/RNN__2_LSTMLayer256_256_nbMFCC39_bidirectional__CNN_google_conv_lipRNN_256_256__allowSubnetTraining__FC_512_512_512__TCDTIMIT_lipspeakers</text:p>
          </table:table-cell>
          <table:table-cell office:value-type="string" calcext:value-type="string">
            <text:p>RNN__2_LSTMLayer256_256_nbMFCC39_bidirectional__CNN_google_conv_lipRNN_256_256_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/>
          <table:table-cell table:style-name="ce3" office:value-type="float" office:value="6197760" calcext:value-type="float">
            <text:p>6,2E+6</text:p>
          </table:table-cell>
          <table:table-cell table:style-name="ce3" office:value-type="float" office:value="33215527" calcext:value-type="float">
            <text:p>33,2E+6</text:p>
          </table:table-cell>
          <table:table-cell table:style-name="ce3" office:value-type="float" office:value="797952" calcext:value-type="float">
            <text:p>798,0E+3</text:p>
          </table:table-cell>
          <table:table-cell table:style-name="ce3" office:value-type="float" office:value="1357568" calcext:value-type="float">
            <text:p>1,4E+6</text:p>
          </table:table-cell>
          <table:table-cell table:style-name="ce3" office:value-type="float" office:value="35371047" calcext:value-type="float">
            <text:p>35,4E+6</text:p>
          </table:table-cell>
          <table:table-cell table:style-name="ce3" office:value-type="float" office:value="33205504" calcext:value-type="float">
            <text:p>33,2E+6</text:p>
          </table:table-cell>
          <table:table-cell table:style-name="ce3" office:value-type="float" office:value="1367591" calcext:value-type="float">
            <text:p>1,4E+6</text:p>
          </table:table-cell>
          <table:table-cell table:style-name="ce3" office:value-type="float" office:value="27017767" calcext:value-type="float">
            <text:p>27,0E+6</text:p>
          </table:table-cell>
          <table:table-cell table:style-name="ce4" office:value-type="float" office:value="1.26732447681328" calcext:value-type="float">
            <text:p>1,27</text:p>
          </table:table-cell>
          <table:table-cell table:style-name="ce4" office:value-type="float" office:value="81.1005534289719" calcext:value-type="float">
            <text:p>81,10</text:p>
          </table:table-cell>
          <table:table-cell table:style-name="ce4" office:value-type="float" office:value="93.9618648678778" calcext:value-type="float">
            <text:p>93,96</text:p>
          </table:table-cell>
          <table:table-cell table:number-columns-repeated="1008"/>
        </table:table-row>
        <table:table-row table:style-name="ro6" table:number-rows-repeated="29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Multimodal</text:p>
            <draw:frame table:end-cell-address="combined_whiteNoise.E86" table:end-x="49.58mm" table:end-y="1.43mm" draw:z-index="1" draw:style-name="gr1" draw:text-style-name="P1" svg:width="129.87mm" svg:height="73.61mm" svg:x="52.27mm" svg:y="1.48mm">
              <loext:p draw:notify-on-update-of-ranges="combined_whiteNoise.F2:combined_whiteNoise.F6 combined_whiteNoise.B70:combined_whiteNoise.B70 combined_whiteNoise.H26:combined_whiteNoise.H30 combined_whiteNoise.B72:combined_whiteNoise.B72 combined_whiteNoise.G74:combined_whiteNoise.G78 combined_whiteNoise.B71:combined_whiteNoise.B71 combined_whiteNoise.H2:combined_whiteNoise.H6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Multimodal + E2E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Lipreading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5"/>
          <table:table-cell office:value-type="string" calcext:value-type="string">
            <text:p>lipreading</text:p>
          </table:table-cell>
          <table:table-cell office:value-type="float" office:value="51.02" calcext:value-type="float">
            <text:p>51,02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float" office:value="51.02" calcext:value-type="float">
            <text:p>51,02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float" office:value="51.02" calcext:value-type="float">
            <text:p>51,02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float" office:value="51.02" calcext:value-type="float">
            <text:p>51,02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float" office:value="51.02" calcext:value-type="float">
            <text:p>51,02</text:p>
          </table:table-cell>
          <table:table-cell table:number-columns-repeated="1017"/>
        </table:table-row>
        <table:table-row table:style-name="ro6" table:number-rows-repeated="104849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l" fo:country="B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nl" number:country="BE">
      <number:number number:decimal-places="0" loext:min-decimal-places="0" number:min-integer-digits="1" number:grouping="true"/>
      <number:text> €</number:text>
    </number:number-style>
    <number:number-style style:name="N10107" number:language="nl" number:country="B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nl" number:country="BE">
      <number:number number:decimal-places="0" loext:min-decimal-places="0" number:min-integer-digits="1" number:grouping="true"/>
      <number:text> €</number:text>
    </number:number-style>
    <number:number-style style:name="N10108" number:language="nl" number:country="B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nl" number:country="BE">
      <number:number number:decimal-places="2" loext:min-decimal-places="2" number:min-integer-digits="1" number:grouping="true"/>
      <number:text> €</number:text>
    </number:number-style>
    <number:number-style style:name="N10109" number:language="nl" number:country="B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nl" number:country="BE">
      <number:number number:decimal-places="2" loext:min-decimal-places="2" number:min-integer-digits="1" number:grouping="true"/>
      <number:text> €</number:text>
    </number:number-style>
    <number:number-style style:name="N10110" number:language="nl" number:country="B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nl" number:country="BE">
      <number:day/>
      <number:text>/</number:text>
      <number:month number:style="long"/>
      <number:text>/</number:text>
      <number:year number:style="long"/>
    </number:date-style>
    <number:date-style style:name="N10112" number:language="nl" number:country="BE">
      <number:day/>
      <number:text>/</number:text>
      <number:month number:textual="true"/>
      <number:text>/</number:text>
      <number:year/>
    </number:date-style>
    <number:date-style style:name="N10113" number:language="nl" number:country="BE">
      <number:day/>
      <number:text>/</number:text>
      <number:month number:textual="true"/>
    </number:date-style>
    <number:date-style style:name="N10114" number:language="nl" number:country="BE">
      <number:month number:textual="true"/>
      <number:text>/</number:text>
      <number:year/>
    </number:date-style>
    <number:time-style style:name="N10115" number:language="nl" number:country="BE">
      <number:hours/>
      <number:text>:</number:text>
      <number:minutes number:style="long"/>
      <number:text> </number:text>
      <number:am-pm/>
    </number:time-style>
    <number:time-style style:name="N10116" number:language="nl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nl" number:country="BE">
      <number:hours/>
      <number:text>:</number:text>
      <number:minutes number:style="long"/>
    </number:time-style>
    <number:time-style style:name="N10118" number:language="nl" number:country="BE">
      <number:hours/>
      <number:text>:</number:text>
      <number:minutes number:style="long"/>
      <number:text>:</number:text>
      <number:seconds number:style="long"/>
    </number:time-style>
    <number:date-style style:name="N10119" number:language="nl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nl" number:country="BE">
      <number:number number:decimal-places="0" loext:min-decimal-places="0" number:min-integer-digits="1" number:grouping="true"/>
      <number:text>   </number:text>
    </number:number-style>
    <number:number-style style:name="N10120" number:language="nl" number:country="B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nl" number:country="BE">
      <number:number number:decimal-places="0" loext:min-decimal-places="0" number:min-integer-digits="1" number:grouping="true"/>
      <number:text>   </number:text>
    </number:number-style>
    <number:number-style style:name="N10121" number:language="nl" number:country="B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nl" number:country="BE">
      <number:number number:decimal-places="2" loext:min-decimal-places="2" number:min-integer-digits="1" number:grouping="true"/>
      <number:text>   </number:text>
    </number:number-style>
    <number:number-style style:name="N10122" number:language="nl" number:country="B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nl" number:country="BE">
      <number:number number:decimal-places="2" loext:min-decimal-places="2" number:min-integer-digits="1" number:grouping="true"/>
      <number:text>   </number:text>
    </number:number-style>
    <number:number-style style:name="N10123" number:language="nl" number:country="B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nl" number:country="B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4P1" style:volatile="true" number:language="nl" number:country="B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4P2" style:volatile="true" number:language="nl" number:country="BE">
      <loext:text> </loext:text>
      <loext:fill-character> </loext:fill-character>
      <number:text>-    </number:text>
    </number:number-style>
    <number:text-style style:name="N10124" number:language="nl" number:country="B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nl" number:country="B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5P1" style:volatile="true" number:language="nl" number:country="B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5P2" style:volatile="true" number:language="nl" number:country="BE">
      <loext:text> </loext:text>
      <loext:fill-character> </loext:fill-character>
      <number:text>- € </number:text>
    </number:number-style>
    <number:text-style style:name="N10125" number:language="nl" number:country="BE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nl" number:country="B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6P1" style:volatile="true" number:language="nl" number:country="B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6P2" style:volatile="true" number:language="nl" number:country="B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6" number:language="nl" number:country="BE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nl" number:country="B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7P1" style:volatile="true" number:language="nl" number:country="B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7P2" style:volatile="true" number:language="nl" number:country="B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7" number:language="nl" number:country="B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preading" style:display-name="PageStyle_lipread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dio" style:display-name="PageStyle_aud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bined" style:display-name="PageStyle_combin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bined_5f_whiteNoise" style:display-name="PageStyle_combined_whiteNois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21:18:02</meta:creation-date>
    <dc:language>en-US</dc:language>
    <dc:date>2017-06-25T00:16:20.415264072</dc:date>
    <meta:editing-cycles>8</meta:editing-cycles>
    <meta:editing-duration>PT3H2M44S</meta:editing-duration>
    <meta:generator>LibreOffice/5.1.6.2$Linux_X86_64 LibreOffice_project/10m0$Build-2</meta:generator>
    <meta:document-statistic meta:table-count="4" meta:cell-count="677" meta:object-count="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2">
      <style:chart-properties chart:display-label="true" chart:logarithmic="false" chart:minimum="15" chart:maximum="85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6.172cm" svg:height="13.607cm" xlink:href=".." xlink:type="simple" chart:class="chart:line" chart:style-name="ch1">
        <chart:legend chart:legend-position="end" svg:x="2.951cm" svg:y="0cm" style:legend-expansion="high" chart:style-name="ch2"/>
        <chart:plot-area chart:style-name="ch3" table:cell-range-address="combined.F2:combined.F6 combined.E2:combined.E2 combined.H2:combined.H10 combined.E12:combined.E12 combined.H12:combined.H20 combined.E22:combined.E22 combined.H22:combined.H30 combined.E32:combined.E32 combined.H32:combined.H40" chart:data-source-has-labels="both" svg:x="1.534cm" svg:y="0.272cm" svg:width="18.405cm" svg:height="12.082cm">
          <chartooo:coordinate-region svg:x="3.248cm" svg:y="0.272cm" svg:width="16.691cm" svg:height="9.575cm"/>
          <chart:axis chart:dimension="x" chart:name="primary-x" chart:style-name="ch4" chartooo:axis-type="auto">
            <chartooo:date-scale/>
            <chart:title svg:x="9.859cm" svg:y="12.626cm" chart:style-name="ch5">
              <text:p>Noise Type</text:p>
            </chart:title>
            <chart:categories table:cell-range-address="combined.F2:combined.F6"/>
          </chart:axis>
          <chart:axis chart:dimension="y" chart:name="primary-y" chart:style-name="ch6">
            <chart:title svg:x="0.451cm" svg:y="7.323cm" chart:style-name="ch7">
              <text:p>Accuracy (%)</text:p>
            </chart:title>
          </chart:axis>
          <chart:series chart:style-name="ch8" chart:values-cell-range-address="combined.H2:combined.H10" chart:label-cell-address="combined.E2:combined.E2" chart:class="chart:line">
            <chart:data-point chart:repeated="9"/>
          </chart:series>
          <chart:series chart:style-name="ch9" chart:values-cell-range-address="combined.H12:combined.H20" chart:label-cell-address="combined.E12:combined.E12" chart:class="chart:line">
            <chart:data-point chart:repeated="9"/>
          </chart:series>
          <chart:series chart:style-name="ch10" chart:values-cell-range-address="combined.H22:combined.H30" chart:label-cell-address="combined.E22:combined.E22" chart:class="chart:line">
            <chart:data-point chart:repeated="9"/>
          </chart:series>
          <chart:series chart:style-name="ch11" chart:values-cell-range-address="combined.H32:combined.H40" chart:label-cell-address="combined.E32:combined.E32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dio (RF)
Lip (RF) : CNN (RF) + LSTM
AllowSubNetTraining</text:p>
                <draw:g>
                  <svg:desc>combined.E2:combined.E2</svg:desc>
                </draw:g>
              </table:table-cell>
              <table:table-cell office:value-type="string">
                <text:p>Audio (RF)
Lip (PF) : CNN (PF) + LSTM
AllowSubNetTraining</text:p>
                <draw:g>
                  <svg:desc>combined.E12:combined.E12</svg:desc>
                </draw:g>
              </table:table-cell>
              <table:table-cell office:value-type="string">
                <text:p>Audio (PF)
Lip (RF) : CNN (RF) + LSTM
AllowSubNetTraining</text:p>
                <draw:g>
                  <svg:desc>combined.E22:combined.E22</svg:desc>
                </draw:g>
              </table:table-cell>
              <table:table-cell office:value-type="string">
                <text:p>Audio (PF)
Lip (PF) : CNN (PF) + LSTM
AllowSubNetTraining</text:p>
                <draw:g>
                  <svg:desc>combined.E32:combined.E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_Noisewhite_0</text:p>
                <draw:g>
                  <svg:desc>combined.F2:combined.F6</svg:desc>
                </draw:g>
              </table:table-cell>
              <table:table-cell office:value-type="float" office:value="31.1680449809863">
                <text:p>31.1680449809863</text:p>
                <draw:g>
                  <svg:desc>combined.H2:combined.H10</svg:desc>
                </draw:g>
              </table:table-cell>
              <table:table-cell office:value-type="float" office:value="15.8467095845189">
                <text:p>15.8467095845189</text:p>
                <draw:g>
                  <svg:desc>combined.H12:combined.H20</svg:desc>
                </draw:g>
              </table:table-cell>
              <table:table-cell office:value-type="float" office:value="39.2029172285295">
                <text:p>39.2029172285295</text:p>
                <draw:g>
                  <svg:desc>combined.H22:combined.H30</svg:desc>
                </draw:g>
              </table:table-cell>
              <table:table-cell office:value-type="float" office:value="17.6997430235535">
                <text:p>17.6997430235535</text:p>
                <draw:g>
                  <svg:desc>combined.H32:combined.H40</svg:desc>
                </draw:g>
              </table:table-cell>
            </table:table-row>
            <table:table-row>
              <table:table-cell office:value-type="string">
                <text:p>_Noisewhite_-3</text:p>
              </table:table-cell>
              <table:table-cell office:value-type="float" office:value="35.2467342695116">
                <text:p>35.2467342695116</text:p>
              </table:table-cell>
              <table:table-cell office:value-type="float" office:value="19.8646738351166">
                <text:p>19.8646738351166</text:p>
              </table:table-cell>
              <table:table-cell office:value-type="float" office:value="42.5894911800112">
                <text:p>42.5894911800112</text:p>
              </table:table-cell>
              <table:table-cell office:value-type="float" office:value="22.2926729072482">
                <text:p>22.2926729072482</text:p>
              </table:table-cell>
            </table:table-row>
            <table:table-row>
              <table:table-cell office:value-type="string">
                <text:p>_Noisewhite_-5</text:p>
              </table:table-cell>
              <table:table-cell office:value-type="float" office:value="38.2830108657028">
                <text:p>38.2830108657028</text:p>
              </table:table-cell>
              <table:table-cell office:value-type="float" office:value="23.9290463669605">
                <text:p>23.9290463669605</text:p>
              </table:table-cell>
              <table:table-cell office:value-type="float" office:value="44.5958792582735">
                <text:p>44.5958792582735</text:p>
              </table:table-cell>
              <table:table-cell office:value-type="float" office:value="24.8484620010053">
                <text:p>24.8484620010053</text:p>
              </table:table-cell>
            </table:table-row>
            <table:table-row>
              <table:table-cell office:value-type="string">
                <text:p>_Noisewhite_-10</text:p>
              </table:table-cell>
              <table:table-cell office:value-type="float" office:value="45.6392254535254">
                <text:p>45.6392254535254</text:p>
              </table:table-cell>
              <table:table-cell office:value-type="float" office:value="31.5335868724755">
                <text:p>31.5335868724755</text:p>
              </table:table-cell>
              <table:table-cell office:value-type="float" office:value="50.7525701543469">
                <text:p>50.7525701543469</text:p>
              </table:table-cell>
              <table:table-cell office:value-type="float" office:value="33.1128734724346">
                <text:p>33.1128734724346</text:p>
              </table:table-cell>
            </table:table-row>
            <table:table-row>
              <table:table-cell office:value-type="string">
                <text:p>_Noisevoices_0</text:p>
              </table:table-cell>
              <table:table-cell office:value-type="float" office:value="49.6720935810696">
                <text:p>49.6720935810696</text:p>
              </table:table-cell>
              <table:table-cell office:value-type="float" office:value="41.5008280861687">
                <text:p>41.5008280861687</text:p>
              </table:table-cell>
              <table:table-cell office:value-type="float" office:value="53.6883738649872">
                <text:p>53.6883738649872</text:p>
              </table:table-cell>
              <table:table-cell office:value-type="float" office:value="41.4782180543586">
                <text:p>41.4782180543586</text:p>
              </table:table-cell>
            </table:table-row>
            <table:table-row>
              <table:table-cell office:value-type="string"/>
              <table:table-cell office:value-type="float" office:value="53.9609492857219">
                <text:p>53.9609492857219</text:p>
              </table:table-cell>
              <table:table-cell office:value-type="float" office:value="44.953983138392">
                <text:p>44.953983138392</text:p>
              </table:table-cell>
              <table:table-cell office:value-type="float" office:value="56.6369200294668">
                <text:p>56.6369200294668</text:p>
              </table:table-cell>
              <table:table-cell office:value-type="float" office:value="45.4128796178283">
                <text:p>45.4128796178283</text:p>
              </table:table-cell>
            </table:table-row>
            <table:table-row>
              <table:table-cell office:value-type="string"/>
              <table:table-cell office:value-type="float" office:value="57.0126708193775">
                <text:p>57.0126708193775</text:p>
              </table:table-cell>
              <table:table-cell office:value-type="float" office:value="48.4218562836255">
                <text:p>48.4218562836255</text:p>
              </table:table-cell>
              <table:table-cell office:value-type="float" office:value="59.2122791262416">
                <text:p>59.2122791262416</text:p>
              </table:table-cell>
              <table:table-cell office:value-type="float" office:value="48.5041292166555">
                <text:p>48.5041292166555</text:p>
              </table:table-cell>
            </table:table-row>
            <table:table-row>
              <table:table-cell office:value-type="string"/>
              <table:table-cell office:value-type="float" office:value="64.6375403130725">
                <text:p>64.6375403130725</text:p>
              </table:table-cell>
              <table:table-cell office:value-type="float" office:value="56.7833868133557">
                <text:p>56.7833868133557</text:p>
              </table:table-cell>
              <table:table-cell office:value-type="float" office:value="65.5975821988407">
                <text:p>65.5975821988407</text:p>
              </table:table-cell>
              <table:table-cell office:value-type="float" office:value="56.9217830315813">
                <text:p>56.9217830315813</text:p>
              </table:table-cell>
            </table:table-row>
            <table:table-row>
              <table:table-cell office:value-type="string"/>
              <table:table-cell office:value-type="float" office:value="81.1005534289719">
                <text:p>81.1005534289719</text:p>
              </table:table-cell>
              <table:table-cell office:value-type="float" office:value="76.0827000652041">
                <text:p>76.0827000652041</text:p>
              </table:table-cell>
              <table:table-cell office:value-type="float" office:value="79.2235238985582">
                <text:p>79.2235238985582</text:p>
              </table:table-cell>
              <table:table-cell office:value-type="float" office:value="75.869098447618">
                <text:p>75.8690984476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2">
      <style:chart-properties chart:display-label="true" chart:logarithmic="false" chart:minimum="15" chart:maximum="85" chart:reverse-direction="false" text:line-break="false" loext:try-staggering-first="false" chart:link-data-style-to-source="false" chart:axis-position="1" chart:axis-label-position="outside-end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 style:data-style-name="N0">
      <style:chart-properties chart:symbol-type="named-symbol" chart:symbol-name="arrow-up" chart:symbol-width="0.282cm" chart:symbol-height="0.282cm" chart:link-data-style-to-source="true" chart:data-label-number="value" chart:data-label-text="false" chart:data-label-symbol="false" chart:label-position="top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82cm" chart:symbol-height="0.282cm" chart:link-data-style-to-source="true" chart:data-label-number="value" chart:data-label-text="false" chart:data-label-symbol="false" chart:label-position="top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cc0066" draw:fill-color="#cc0066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82cm" chart:symbol-height="0.282cm" chart:link-data-style-to-source="true" chart:data-label-number="value" chart:data-label-text="false" chart:data-label-symbol="false" chart:label-position="top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4.917cm" svg:height="12.863cm" xlink:href=".." xlink:type="simple" chart:class="chart:line" chart:style-name="ch1">
        <chart:legend chart:legend-position="end" svg:x="5.992cm" svg:y="0.83cm" style:legend-expansion="high" chart:style-name="ch2"/>
        <chart:plot-area chart:style-name="ch3" table:cell-range-address="combined_whiteNoise.F2:combined_whiteNoise.F6 combined_whiteNoise.E26:combined_whiteNoise.E26 combined_whiteNoise.H26:combined_whiteNoise.H30 combined_whiteNoise.E2:combined_whiteNoise.E2 combined_whiteNoise.H2:combined_whiteNoise.H6 combined_whiteNoise.E8:combined_whiteNoise.E8 combined_whiteNoise.H8:combined_whiteNoise.H12 combined_whiteNoise.E14:combined_whiteNoise.E14 combined_whiteNoise.H14:combined_whiteNoise.H18 combined_whiteNoise.E20:combined_whiteNoise.E20 combined_whiteNoise.H20:combined_whiteNoise.H24" chart:data-source-has-labels="both" svg:x="1.509cm" svg:y="0.257cm" svg:width="16.539cm" svg:height="11.368cm">
          <chartooo:coordinate-region svg:x="2.607cm" svg:y="0.457cm" svg:width="13.997cm" svg:height="10.521cm"/>
          <chart:axis chart:dimension="x" chart:name="primary-x" chart:style-name="ch4" chartooo:axis-type="auto">
            <chartooo:date-scale/>
            <chart:title svg:x="8.901cm" svg:y="11.882cm" chart:style-name="ch5">
              <text:p>Noise Type</text:p>
            </chart:title>
            <chart:categories table:cell-range-address="combined_whiteNoise.F2:combined_whiteNoise.F6"/>
          </chart:axis>
          <chart:axis chart:dimension="y" chart:name="primary-y" chart:style-name="ch6">
            <chart:title svg:x="0.451cm" svg:y="6.951cm" chart:style-name="ch7">
              <text:p>Accuracy (%)</text:p>
            </chart:title>
          </chart:axis>
          <chart:series chart:style-name="ch8" chart:values-cell-range-address="combined_whiteNoise.H26:combined_whiteNoise.H30" chart:label-cell-address="combined_whiteNoise.E26:combined_whiteNoise.E26" chart:class="chart:line">
            <chart:data-point chart:repeated="5"/>
          </chart:series>
          <chart:series chart:style-name="ch9" chart:values-cell-range-address="combined_whiteNoise.H2:combined_whiteNoise.H6" chart:label-cell-address="combined_whiteNoise.E2:combined_whiteNoise.E2" chart:class="chart:line">
            <chart:data-point chart:repeated="5"/>
          </chart:series>
          <chart:series chart:style-name="ch10" chart:values-cell-range-address="combined_whiteNoise.H8:combined_whiteNoise.H12" chart:label-cell-address="combined_whiteNoise.E8:combined_whiteNoise.E8" chart:class="chart:line">
            <chart:data-point chart:repeated="5"/>
          </chart:series>
          <chart:series chart:style-name="ch11" chart:values-cell-range-address="combined_whiteNoise.H14:combined_whiteNoise.H18" chart:label-cell-address="combined_whiteNoise.E14:combined_whiteNoise.E14" chart:class="chart:line">
            <chart:data-point chart:repeated="5"/>
          </chart:series>
          <chart:series chart:style-name="ch12" chart:values-cell-range-address="combined_whiteNoise.H20:combined_whiteNoise.H24" chart:label-cell-address="combined_whiteNoise.E20:combined_whiteNoise.E20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dio (RF) 
Lip (RF):  CNN (RF) + LSTM 256
Normal training</text:p>
                <draw:g>
                  <svg:desc>combined_whiteNoise.E26:combined_whiteNoise.E26</svg:desc>
                </draw:g>
              </table:table-cell>
              <table:table-cell office:value-type="string">
                <text:p>Audio (RF)
Lip (RF) : CNN (RF) + LSTM
E2E training</text:p>
                <draw:g>
                  <svg:desc>combined_whiteNoise.E2:combined_whiteNoise.E2</svg:desc>
                </draw:g>
              </table:table-cell>
              <table:table-cell office:value-type="string">
                <text:p>Audio (RF)
Lip (PF) : CNN (PF) + LSTM
E2E training</text:p>
                <draw:g>
                  <svg:desc>combined_whiteNoise.E8:combined_whiteNoise.E8</svg:desc>
                </draw:g>
              </table:table-cell>
              <table:table-cell office:value-type="string">
                <text:p>Audio (PF)
Lip (RF) : CNN (RF) + LSTM
E2E training</text:p>
                <draw:g>
                  <svg:desc>combined_whiteNoise.E14:combined_whiteNoise.E14</svg:desc>
                </draw:g>
              </table:table-cell>
              <table:table-cell office:value-type="string">
                <text:p>Audio (PF)
Lip (PF) : CNN (PF) + LSTM
E2E training</text:p>
                <draw:g>
                  <svg:desc>combined_whiteNoise.E20:combined_whiteNoise.E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hite Noise (0 dB)</text:p>
                <draw:g>
                  <svg:desc>combined_whiteNoise.F2:combined_whiteNoise.F6</svg:desc>
                </draw:g>
              </table:table-cell>
              <table:table-cell office:value-type="float" office:value="42.032983383059">
                <text:p>42.032983383059</text:p>
                <draw:g>
                  <svg:desc>combined_whiteNoise.H26:combined_whiteNoise.H30</svg:desc>
                </draw:g>
              </table:table-cell>
              <table:table-cell office:value-type="float" office:value="31.1680449809863">
                <text:p>31.1680449809863</text:p>
                <draw:g>
                  <svg:desc>combined_whiteNoise.H2:combined_whiteNoise.H6</svg:desc>
                </draw:g>
              </table:table-cell>
              <table:table-cell office:value-type="float" office:value="15.8467095845189">
                <text:p>15.8467095845189</text:p>
                <draw:g>
                  <svg:desc>combined_whiteNoise.H8:combined_whiteNoise.H12</svg:desc>
                </draw:g>
              </table:table-cell>
              <table:table-cell office:value-type="float" office:value="39.2029172285295">
                <text:p>39.2029172285295</text:p>
                <draw:g>
                  <svg:desc>combined_whiteNoise.H14:combined_whiteNoise.H18</svg:desc>
                </draw:g>
              </table:table-cell>
              <table:table-cell office:value-type="float" office:value="17.6997430235535">
                <text:p>17.6997430235535</text:p>
                <draw:g>
                  <svg:desc>combined_whiteNoise.H20:combined_whiteNoise.H24</svg:desc>
                </draw:g>
              </table:table-cell>
            </table:table-row>
            <table:table-row>
              <table:table-cell office:value-type="string">
                <text:p>White Noise (-3 dB)</text:p>
              </table:table-cell>
              <table:table-cell office:value-type="float" office:value="45.0673485344107">
                <text:p>45.0673485344107</text:p>
              </table:table-cell>
              <table:table-cell office:value-type="float" office:value="35.2467342695116">
                <text:p>35.2467342695116</text:p>
              </table:table-cell>
              <table:table-cell office:value-type="float" office:value="19.8646738351166">
                <text:p>19.8646738351166</text:p>
              </table:table-cell>
              <table:table-cell office:value-type="float" office:value="42.5894911800112">
                <text:p>42.5894911800112</text:p>
              </table:table-cell>
              <table:table-cell office:value-type="float" office:value="22.2926729072482">
                <text:p>22.2926729072482</text:p>
              </table:table-cell>
            </table:table-row>
            <table:table-row>
              <table:table-cell office:value-type="string">
                <text:p>White Noise (-5 dB)</text:p>
              </table:table-cell>
              <table:table-cell office:value-type="float" office:value="46.6967839828301">
                <text:p>46.6967839828301</text:p>
              </table:table-cell>
              <table:table-cell office:value-type="float" office:value="38.2830108657028">
                <text:p>38.2830108657028</text:p>
              </table:table-cell>
              <table:table-cell office:value-type="float" office:value="23.9290463669605">
                <text:p>23.9290463669605</text:p>
              </table:table-cell>
              <table:table-cell office:value-type="float" office:value="44.5958792582735">
                <text:p>44.5958792582735</text:p>
              </table:table-cell>
              <table:table-cell office:value-type="float" office:value="24.8484620010053">
                <text:p>24.8484620010053</text:p>
              </table:table-cell>
            </table:table-row>
            <table:table-row>
              <table:table-cell office:value-type="string">
                <text:p>White Noise (-10 dB)</text:p>
              </table:table-cell>
              <table:table-cell office:value-type="float" office:value="51.5734888000406">
                <text:p>51.5734888000406</text:p>
              </table:table-cell>
              <table:table-cell office:value-type="float" office:value="45.6392254535254">
                <text:p>45.6392254535254</text:p>
              </table:table-cell>
              <table:table-cell office:value-type="float" office:value="31.5335868724755">
                <text:p>31.5335868724755</text:p>
              </table:table-cell>
              <table:table-cell office:value-type="float" office:value="50.7525701543469">
                <text:p>50.7525701543469</text:p>
              </table:table-cell>
              <table:table-cell office:value-type="float" office:value="33.1128734724346">
                <text:p>33.1128734724346</text:p>
              </table:table-cell>
            </table:table-row>
            <table:table-row>
              <table:table-cell office:value-type="string">
                <text:p>No noise</text:p>
              </table:table-cell>
              <table:table-cell office:value-type="float" office:value="77.59">
                <text:p>77.59</text:p>
              </table:table-cell>
              <table:table-cell office:value-type="float" office:value="81.1005534289719">
                <text:p>81.1005534289719</text:p>
              </table:table-cell>
              <table:table-cell office:value-type="float" office:value="76.0827000652041">
                <text:p>76.0827000652041</text:p>
              </table:table-cell>
              <table:table-cell office:value-type="float" office:value="79.2235238985582">
                <text:p>79.2235238985582</text:p>
              </table:table-cell>
              <table:table-cell office:value-type="float" office:value="75.869098447618">
                <text:p>75.8690984476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tru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2">
      <style:chart-properties chart:display-label="true" chart:logarithmic="false" chart:minimum="15" chart:maximum="85" chart:origin="0" chart:interval-major="20" chart:reverse-direction="false" text:line-break="false" loext:try-staggering-first="false" chart:link-data-style-to-source="false" chart:axis-position="1" chart:axis-label-position="outside-end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 style:data-style-name="N2">
      <style:chart-properties chart:symbol-type="named-symbol" chart:symbol-name="arrow-up" chart:symbol-width="0.282cm" chart:symbol-height="0.282cm" chart:link-data-style-to-source="true" chart:data-label-number="value" chart:data-label-text="false" chart:data-label-symbol="false" chart:label-position="bottom">
        <chart:label-separator>
          <text:p>; </text:p>
        </chart:label-separator>
      </style:chart-properties>
      <style:graphic-properties svg:stroke-width="0.08cm" svg:stroke-color="#ff9900" draw:fill-color="#ff9900"/>
      <style:text-properties style:text-position="0% 100%" fo:font-size="10pt" style:font-size-asian="10pt" style:font-size-complex="10pt"/>
    </style:style>
    <style:style style:name="ch9" style:family="chart">
      <style:chart-properties chart:solid-type="cuboid" chart:symbol-type="named-symbol" chart:symbol-name="arrow-up" chart:symbol-width="0.282cm" chart:symbol-height="0.282cm" chart:label-position="top"/>
    </style:style>
    <style:style style:name="ch10" style:family="chart">
      <style:chart-properties chart:solid-type="cuboid" chart:symbol-type="named-symbol" chart:symbol-name="arrow-up" chart:symbol-width="0.282cm" chart:symbol-height="0.282cm" chart:data-label-number="none" chart:data-label-text="false" chart:data-label-symbol="false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arrow-down" chart:symbol-width="0.25cm" chart:symbol-height="0.25cm" chart:data-label-number="value" chart:data-label-text="false" chart:data-label-symbol="false"/>
    </style:style>
    <style:style style:name="ch13" style:family="chart" style:data-style-name="N2">
      <style:chart-properties chart:symbol-type="named-symbol" chart:symbol-name="square" chart:symbol-width="0.282cm" chart:symbol-height="0.282cm" chart:link-data-style-to-source="true" chart:data-label-number="value" chart:data-label-text="false" chart:data-label-symbol="false" chart:label-position="bottom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4" style:family="chart">
      <style:chart-properties chart:solid-type="cuboid" chart:symbol-type="named-symbol" chart:symbol-name="square" chart:symbol-width="0.282cm" chart:symbol-height="0.282cm" chart:data-label-number="none" chart:data-label-text="false" chart:data-label-symbol="false"/>
    </style:style>
    <style:style style:name="ch15" style:family="chart">
      <style:graphic-properties draw:stroke="solid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2.988cm" svg:height="7.362cm" xlink:href=".." xlink:type="simple" chart:class="chart:line" chart:style-name="ch1">
        <chart:legend svg:x="4.391cm" svg:y="0.186cm" style:legend-expansion="custom" chartooo:width="7.862cm" chartooo:height="1.091cm" style:legend-expansion-aspect-ratio="7.20623281393217" chart:style-name="ch2"/>
        <chart:plot-area chart:style-name="ch3" table:cell-range-address="combined_whiteNoise.F2:combined_whiteNoise.F6 combined_whiteNoise.B70:combined_whiteNoise.B71 combined_whiteNoise.H26:combined_whiteNoise.H30 combined_whiteNoise.B72:combined_whiteNoise.B72 combined_whiteNoise.G74:combined_whiteNoise.G78 combined_whiteNoise.H2:combined_whiteNoise.H6" chart:data-source-has-labels="both" svg:x="1.27cm" svg:y="0.147cm" svg:width="11.459cm" svg:height="6.087cm">
          <chartooo:coordinate-region svg:x="2.368cm" svg:y="0.147cm" svg:width="9.433cm" svg:height="5.043cm"/>
          <chart:axis chart:dimension="x" chart:name="primary-x" chart:style-name="ch4" chartooo:axis-type="auto">
            <chartooo:date-scale/>
            <chart:title svg:x="6.122cm" svg:y="6.381cm" chart:style-name="ch5">
              <text:p>Noise Type</text:p>
            </chart:title>
            <chart:categories table:cell-range-address="combined_whiteNoise.F2:combined_whiteNoise.F6"/>
          </chart:axis>
          <chart:axis chart:dimension="y" chart:name="primary-y" chart:style-name="ch6">
            <chart:title svg:x="0.451cm" svg:y="4.2cm" chart:style-name="ch7">
              <text:p>Accuracy (%)</text:p>
            </chart:title>
          </chart:axis>
          <chart:series chart:style-name="ch8" chart:values-cell-range-address="combined_whiteNoise.H26:combined_whiteNoise.H30" chart:label-cell-address="combined_whiteNoise.B70:combined_whiteNoise.B70" chart:class="chart:line">
            <chart:data-point chart:style-name="ch9"/>
            <chart:data-point chart:style-name="ch10" chart:repeated="4"/>
          </chart:series>
          <chart:series chart:style-name="ch11" chart:values-cell-range-address="combined_whiteNoise.G74:combined_whiteNoise.G78" chart:label-cell-address="combined_whiteNoise.B72:combined_whiteNoise.B72" chart:class="chart:line">
            <chart:data-point chart:style-name="ch12"/>
            <chart:data-point chart:repeated="4"/>
          </chart:series>
          <chart:series chart:style-name="ch13" chart:values-cell-range-address="combined_whiteNoise.H2:combined_whiteNoise.H6" chart:label-cell-address="combined_whiteNoise.B71:combined_whiteNoise.B71" chart:class="chart:line">
            <chart:data-point chart:repeated="4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imodal</text:p>
                <draw:g>
                  <svg:desc>combined_whiteNoise.B70:combined_whiteNoise.B70</svg:desc>
                </draw:g>
              </table:table-cell>
              <table:table-cell office:value-type="string">
                <text:p>Lipreading</text:p>
                <draw:g>
                  <svg:desc>combined_whiteNoise.B72:combined_whiteNoise.B72</svg:desc>
                </draw:g>
              </table:table-cell>
              <table:table-cell office:value-type="string">
                <text:p>Multimodal + E2E</text:p>
                <draw:g>
                  <svg:desc>combined_whiteNoise.B71:combined_whiteNoise.B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hite Noise (0 dB)</text:p>
                <draw:g>
                  <svg:desc>combined_whiteNoise.F2:combined_whiteNoise.F6</svg:desc>
                </draw:g>
              </table:table-cell>
              <table:table-cell office:value-type="float" office:value="42.032983383059">
                <text:p>42.032983383059</text:p>
                <draw:g>
                  <svg:desc>combined_whiteNoise.H26:combined_whiteNoise.H30</svg:desc>
                </draw:g>
              </table:table-cell>
              <table:table-cell office:value-type="float" office:value="51.02">
                <text:p>51.02</text:p>
                <draw:g>
                  <svg:desc>combined_whiteNoise.G74:combined_whiteNoise.G78</svg:desc>
                </draw:g>
              </table:table-cell>
              <table:table-cell office:value-type="float" office:value="31.1680449809863">
                <text:p>31.1680449809863</text:p>
                <draw:g>
                  <svg:desc>combined_whiteNoise.H2:combined_whiteNoise.H6</svg:desc>
                </draw:g>
              </table:table-cell>
            </table:table-row>
            <table:table-row>
              <table:table-cell office:value-type="string">
                <text:p>White Noise (-3 dB)</text:p>
              </table:table-cell>
              <table:table-cell office:value-type="float" office:value="45.0673485344107">
                <text:p>45.0673485344107</text:p>
              </table:table-cell>
              <table:table-cell office:value-type="float" office:value="51.02">
                <text:p>51.02</text:p>
              </table:table-cell>
              <table:table-cell office:value-type="float" office:value="35.2467342695116">
                <text:p>35.2467342695116</text:p>
              </table:table-cell>
            </table:table-row>
            <table:table-row>
              <table:table-cell office:value-type="string">
                <text:p>White Noise (-5 dB)</text:p>
              </table:table-cell>
              <table:table-cell office:value-type="float" office:value="46.6967839828301">
                <text:p>46.6967839828301</text:p>
              </table:table-cell>
              <table:table-cell office:value-type="float" office:value="51.02">
                <text:p>51.02</text:p>
              </table:table-cell>
              <table:table-cell office:value-type="float" office:value="38.2830108657028">
                <text:p>38.2830108657028</text:p>
              </table:table-cell>
            </table:table-row>
            <table:table-row>
              <table:table-cell office:value-type="string">
                <text:p>White Noise (-10 dB)</text:p>
              </table:table-cell>
              <table:table-cell office:value-type="float" office:value="51.5734888000406">
                <text:p>51.5734888000406</text:p>
              </table:table-cell>
              <table:table-cell office:value-type="float" office:value="51.02">
                <text:p>51.02</text:p>
              </table:table-cell>
              <table:table-cell office:value-type="float" office:value="45.6392254535254">
                <text:p>45.6392254535254</text:p>
              </table:table-cell>
            </table:table-row>
            <table:table-row>
              <table:table-cell office:value-type="string">
                <text:p>No noise</text:p>
              </table:table-cell>
              <table:table-cell office:value-type="float" office:value="77.59">
                <text:p>77.59</text:p>
              </table:table-cell>
              <table:table-cell office:value-type="float" office:value="51.02">
                <text:p>51.02</text:p>
              </table:table-cell>
              <table:table-cell office:value-type="float" office:value="81.1005534289719">
                <text:p>81.10055342897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